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59cm" style:rel-width="100%" table:align="left"/>
    </style:style>
    <style:style style:name="Table1.A" style:family="table-column">
      <style:table-column-properties style:column-width="8.07cm" style:rel-column-width="30066*"/>
    </style:style>
    <style:style style:name="Table1.B" style:family="table-column">
      <style:table-column-properties style:column-width="9.52cm" style:rel-column-width="35468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59cm" table:align="left"/>
    </style:style>
    <style:style style:name="Table2.A" style:family="table-column">
      <style:table-column-properties style:column-width="2.861cm"/>
    </style:style>
    <style:style style:name="Table2.B" style:family="table-column">
      <style:table-column-properties style:column-width="14.728cm"/>
    </style:style>
    <style:style style:name="Table2.A1" style:family="table-cell">
      <style:table-cell-properties fo:padding="0cm" fo:border="none"/>
    </style:style>
    <style:style style:name="Table2.B1" style:family="table-cell">
      <style:table-cell-properties fo:padding="0.049cm" fo:border="none"/>
    </style:style>
    <style:style style:name="P1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595959" style:font-name="Liberation Sans" fo:font-size="11pt" fo:letter-spacing="normal" fo:font-style="normal" fo:font-weight="normal" style:font-size-asian="11pt" style:font-size-complex="11pt"/>
    </style:style>
    <style:style style:name="P2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595959" style:font-name="Liberation Sans" fo:font-size="11pt" fo:letter-spacing="normal" fo:font-style="normal" fo:font-weight="normal" officeooo:rsid="001eadc6" style:font-size-asian="11pt" style:font-size-complex="11pt"/>
    </style:style>
    <style:style style:name="P3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595959" style:font-name="Liberation Sans" fo:font-size="11pt" fo:letter-spacing="normal" fo:font-style="normal" fo:font-weight="normal" officeooo:rsid="00240cc1" style:font-size-asian="11pt" style:font-size-complex="11pt"/>
    </style:style>
    <style:style style:name="P4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595959" style:font-name="Liberation Sans" fo:font-size="11pt" fo:letter-spacing="normal" fo:font-style="normal" fo:font-weight="normal" officeooo:rsid="002b5d0d" officeooo:paragraph-rsid="002b5d0d" style:font-name-asian="Songti SC" style:font-size-asian="11pt" style:font-weight-asian="bold" style:font-name-complex="Arial Unicode MS" style:font-size-complex="11pt" style:font-weight-complex="bold"/>
    </style:style>
    <style:style style:name="P5" style:family="paragraph" style:parent-style-name="Heading_20_3">
      <style:paragraph-properties fo:margin-left="0cm" fo:margin-right="0cm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9aa61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b5d0d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1f9d7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2a796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40cc1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49fbf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675349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67b960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6cf0d6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6e5fba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officeooo:rsid="00240cc1" officeooo:paragraph-rsid="00240cc1"/>
    </style:style>
    <style:style style:name="P1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286180"/>
    </style:style>
    <style:style style:name="P18" style:family="paragraph" style:parent-style-name="Text_20_body">
      <style:paragraph-properties fo:margin-left="0cm" fo:margin-right="0cm" fo:orphans="2" fo:widows="2" fo:text-indent="0cm" style:auto-text-indent="false">
        <style:tab-stops>
          <style:tab-stop style:position="4.597cm"/>
        </style:tab-stops>
      </style:paragraph-properties>
      <style:text-properties officeooo:rsid="0034e726" officeooo:paragraph-rsid="006cf0d6"/>
    </style:style>
    <style:style style:name="P19" style:family="paragraph" style:parent-style-name="Text_20_body">
      <style:paragraph-properties fo:margin-left="0cm" fo:margin-right="0cm" fo:orphans="2" fo:widows="2" fo:text-indent="0cm" style:auto-text-indent="false">
        <style:tab-stops>
          <style:tab-stop style:position="4.597cm"/>
        </style:tab-stops>
      </style:paragraph-properties>
      <style:text-properties officeooo:rsid="005db776" officeooo:paragraph-rsid="006cf0d6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" fo:font-size="11pt" fo:letter-spacing="normal" fo:font-style="normal" fo:font-weight="normal" officeooo:rsid="0021f9d7" officeooo:paragraph-rsid="00675349" style:font-size-asian="11pt" style:font-size-complex="11pt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" fo:font-size="11pt" fo:letter-spacing="normal" fo:font-style="normal" fo:font-weight="normal" officeooo:rsid="00572b0a" officeooo:paragraph-rsid="00286180" style:font-size-asian="11pt" style:font-size-complex="11pt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595959" style:font-name="Liberation Sans" fo:font-size="11pt" fo:letter-spacing="normal" fo:font-style="normal" fo:font-weight="normal" officeooo:rsid="00249fbf" officeooo:paragraph-rsid="00249fbf" style:font-size-asian="11pt" style:font-size-complex="11pt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2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urier" fo:font-size="11pt" fo:letter-spacing="normal" fo:font-style="normal" fo:font-weight="normal" style:font-size-asian="11pt" style:font-size-complex="11pt"/>
    </style:style>
    <style:style style:name="P25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" fo:font-size="24pt" fo:letter-spacing="normal" fo:font-style="normal" fo:font-weight="normal" officeooo:rsid="001eadc6" style:font-size-asian="24pt" style:font-size-complex="24pt"/>
    </style:style>
    <style:style style:name="P26" style:family="paragraph" style:parent-style-name="Horizontal_20_Line">
      <style:text-properties style:font-name="Liberation Sans" fo:font-size="11pt" style:font-size-asian="11pt" style:font-size-complex="11pt"/>
    </style:style>
    <style:style style:name="P27" style:family="paragraph" style:parent-style-name="Standard">
      <style:text-properties style:font-name="Liberation Sans" fo:font-size="11pt" style:font-size-asian="11pt" style:font-size-complex="11pt"/>
    </style:style>
    <style:style style:name="P28" style:family="paragraph" style:parent-style-name="Table_20_Contents">
      <style:text-properties style:font-name="Liberation Sans" fo:font-size="11pt" style:font-size-asian="11pt" style:font-size-complex="11pt"/>
    </style:style>
    <style:style style:name="P29" style:family="paragraph" style:parent-style-name="Table_20_Contents">
      <style:paragraph-properties fo:text-align="end" style:justify-single-word="false"/>
      <style:text-properties style:font-name="Liberation Sans" fo:font-size="11pt" officeooo:rsid="005db776" officeooo:paragraph-rsid="005db776" style:font-size-asian="11pt" style:font-size-complex="11pt"/>
    </style:style>
    <style:style style:name="P30" style:family="paragraph" style:parent-style-name="Table_20_Contents">
      <style:text-properties officeooo:paragraph-rsid="00466715"/>
    </style:style>
    <style:style style:name="P31" style:family="paragraph" style:parent-style-name="Preformatted_20_Text">
      <style:paragraph-properties fo:orphans="2" fo:widows="2"/>
      <style:text-properties fo:font-variant="normal" fo:text-transform="none" fo:color="#000000" style:font-name="Courier" fo:font-size="11pt" fo:letter-spacing="normal" fo:font-style="normal" fo:font-weight="normal" style:font-size-asian="11pt" style:font-size-complex="11pt"/>
    </style:style>
    <style:style style:name="P32" style:family="paragraph" style:parent-style-name="Preformatted_20_Text">
      <style:paragraph-properties fo:orphans="2" fo:widows="2"/>
      <style:text-properties fo:font-variant="normal" fo:text-transform="none" fo:color="#000000" style:font-name="Courier" fo:font-size="11pt" fo:letter-spacing="normal" fo:font-style="normal" fo:font-weight="normal" officeooo:rsid="002b5d0d" officeooo:paragraph-rsid="002b5d0d" style:font-size-asian="11pt" style:font-size-complex="11pt"/>
    </style:style>
    <style:style style:name="P33" style:family="paragraph" style:parent-style-name="Preformatted_20_Text">
      <style:paragraph-properties fo:orphans="2" fo:widows="2"/>
      <style:text-properties fo:font-variant="normal" fo:text-transform="none" fo:color="#000000" style:font-name="Courier" fo:font-size="11pt" fo:letter-spacing="normal" fo:font-style="normal" fo:font-weight="normal" officeooo:rsid="002c14ad" officeooo:paragraph-rsid="002c14ad" style:font-size-asian="11pt" style:font-size-complex="11pt"/>
    </style:style>
    <style:style style:name="P34" style:family="paragraph" style:parent-style-name="Preformatted_20_Text">
      <style:paragraph-properties fo:orphans="2" fo:widows="2"/>
      <style:text-properties fo:font-variant="normal" fo:text-transform="none" fo:color="#000000" style:font-name="Courier" fo:font-size="11pt" fo:letter-spacing="normal" fo:font-style="normal" fo:font-weight="normal" officeooo:rsid="002c14ad" officeooo:paragraph-rsid="005b59cd" style:font-size-asian="11pt" style:font-size-complex="11pt"/>
    </style:style>
    <style:style style:name="P35" style:family="paragraph" style:parent-style-name="Preformatted_20_Text">
      <style:paragraph-properties fo:orphans="2" fo:widows="2"/>
      <style:text-properties fo:font-variant="normal" fo:text-transform="none" fo:color="#000000" style:font-name="Courier" fo:font-size="11pt" fo:letter-spacing="normal" fo:font-style="normal" fo:font-weight="normal" officeooo:rsid="002d329a" officeooo:paragraph-rsid="002d329a" style:font-size-asian="11pt" style:font-size-complex="11pt"/>
    </style:style>
    <style:style style:name="P36" style:family="paragraph" style:parent-style-name="Preformatted_20_Text">
      <style:paragraph-properties fo:orphans="2" fo:widows="2"/>
      <style:text-properties fo:font-variant="normal" fo:text-transform="none" fo:color="#000000" style:font-name="Courier" fo:font-size="11pt" fo:letter-spacing="normal" fo:font-style="normal" fo:font-weight="normal" officeooo:rsid="005b59cd" officeooo:paragraph-rsid="005b59cd" style:font-size-asian="11pt" style:font-size-complex="11pt"/>
    </style:style>
    <style:style style:name="P37" style:family="paragraph" style:parent-style-name="Preformatted_20_Text">
      <style:paragraph-properties fo:orphans="2" fo:widows="2"/>
      <style:text-properties fo:font-variant="normal" fo:text-transform="none" fo:color="#000000" style:font-name="Courier" fo:font-size="11pt" fo:letter-spacing="normal" style:font-size-asian="11pt" style:font-size-complex="11pt"/>
    </style:style>
    <style:style style:name="P38" style:family="paragraph" style:parent-style-name="Preformatted_20_Text">
      <style:paragraph-properties fo:orphans="2" fo:widows="2"/>
      <style:text-properties fo:font-variant="normal" fo:text-transform="none" fo:color="#000000" style:font-name="Courier" fo:font-size="11pt" fo:letter-spacing="normal" fo:language="es" fo:country="MX" fo:font-style="normal" fo:font-weight="normal" officeooo:rsid="002c14ad" officeooo:paragraph-rsid="002c14ad" style:font-size-asian="11pt" style:font-size-complex="11pt"/>
    </style:style>
    <style:style style:name="P39" style:family="paragraph" style:parent-style-name="Preformatted_20_Text">
      <style:paragraph-properties fo:orphans="2" fo:widows="2"/>
      <style:text-properties fo:font-variant="normal" fo:text-transform="none" fo:color="#000000" style:font-name="Courier" fo:font-size="11pt" fo:letter-spacing="normal" fo:language="es" fo:country="MX" fo:font-style="normal" fo:font-weight="normal" officeooo:rsid="002c14ad" officeooo:paragraph-rsid="0059e237" style:font-size-asian="11pt" style:font-size-complex="11pt"/>
    </style:style>
    <style:style style:name="P40" style:family="paragraph" style:parent-style-name="Preformatted_20_Text">
      <style:paragraph-properties fo:orphans="2" fo:widows="2"/>
      <style:text-properties fo:font-variant="normal" fo:text-transform="none" fo:color="#000000" style:font-name="Courier" fo:font-size="11pt" fo:letter-spacing="normal" fo:language="es" fo:country="MX" fo:font-style="normal" fo:font-weight="normal" style:font-size-asian="11pt" style:font-size-complex="11pt"/>
    </style:style>
    <style:style style:name="P41" style:family="paragraph" style:parent-style-name="Preformatted_20_Text">
      <style:paragraph-properties fo:orphans="2" fo:widows="2"/>
      <style:text-properties style:font-name="Courier" fo:font-size="11pt" style:font-size-asian="11pt" style:font-size-complex="11pt"/>
    </style:style>
    <style:style style:name="P42" style:family="paragraph" style:parent-style-name="Preformatted_20_Text">
      <style:paragraph-properties fo:orphans="2" fo:widows="2"/>
    </style:style>
    <style:style style:name="P43" style:family="paragraph" style:parent-style-name="Preformatted_20_Text">
      <style:paragraph-properties fo:orphans="2" fo:widows="2"/>
      <style:text-properties fo:language="es" fo:country="MX" officeooo:paragraph-rsid="002c14ad"/>
    </style:style>
    <style:style style:name="P4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Courier" fo:font-size="11pt" fo:letter-spacing="normal" fo:font-style="normal" fo:font-weight="normal" style:font-size-asian="11pt" style:font-size-complex="11pt"/>
    </style:style>
    <style:style style:name="P45" style:family="paragraph" style:parent-style-name="Table_20_Contents">
      <style:paragraph-properties fo:margin-top="0cm" fo:margin-bottom="0.12cm" loext:contextual-spacing="false" fo:text-align="start" style:justify-single-word="false"/>
    </style:style>
    <style:style style:name="P46" style:family="paragraph" style:parent-style-name="Table_20_Contents">
      <style:paragraph-properties fo:margin-top="0cm" fo:margin-bottom="0.12cm" loext:contextual-spacing="false" fo:text-align="start" style:justify-single-word="false"/>
      <style:text-properties officeooo:paragraph-rsid="00492b22"/>
    </style:style>
    <style:style style:name="P47" style:family="paragraph" style:parent-style-name="Table_20_Contents">
      <style:paragraph-properties fo:margin-top="0cm" fo:margin-bottom="0.12cm" loext:contextual-spacing="false" fo:text-align="start" style:justify-single-word="false"/>
      <style:text-properties officeooo:paragraph-rsid="00629a14"/>
    </style:style>
    <style:style style:name="P48" style:family="paragraph" style:parent-style-name="Table_20_Contents">
      <style:paragraph-properties fo:margin-top="0cm" fo:margin-bottom="0.12cm" loext:contextual-spacing="false" fo:text-align="start" style:justify-single-word="false"/>
      <style:text-properties officeooo:paragraph-rsid="0064dce0"/>
    </style:style>
    <style:style style:name="P49" style:family="paragraph" style:parent-style-name="Table_20_Contents">
      <style:paragraph-properties fo:margin-top="0cm" fo:margin-bottom="0.12cm" loext:contextual-spacing="false" fo:text-align="start" style:justify-single-word="false"/>
      <style:text-properties officeooo:paragraph-rsid="00759c93"/>
    </style:style>
    <style:style style:name="P50" style:family="paragraph" style:parent-style-name="Table_20_Contents">
      <style:paragraph-properties fo:margin-top="0cm" fo:margin-bottom="0.12cm" loext:contextual-spacing="false" fo:text-align="start" style:justify-single-word="false"/>
      <style:text-properties style:font-name="Liberation Sans" fo:font-size="11pt" officeooo:rsid="004914a7" officeooo:paragraph-rsid="004914a7" style:font-size-asian="11pt" style:font-size-complex="11pt"/>
    </style:style>
    <style:style style:name="P51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ans" fo:font-size="11pt" fo:letter-spacing="normal" fo:font-style="normal" fo:font-weight="normal" officeooo:paragraph-rsid="00466715" style:font-size-asian="11pt" style:font-size-complex="11pt"/>
    </style:style>
    <style:style style:name="P52" style:family="paragraph" style:parent-style-name="Text_20_body" style:list-style-name="L1">
      <style:paragraph-properties fo:orphans="2" fo:widows="2"/>
      <style:text-properties officeooo:paragraph-rsid="006978ca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style:font-name="Liberation Sans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000000" style:font-name="Liberation Sans" fo:font-size="11pt" fo:letter-spacing="normal" fo:font-style="normal" fo:font-weight="normal" officeooo:rsid="0022a796" style:font-size-asian="11pt" style:font-size-complex="11pt"/>
    </style:style>
    <style:style style:name="T4" style:family="text">
      <style:text-properties fo:font-variant="normal" fo:text-transform="none" fo:color="#000000" style:font-name="Liberation Sans" fo:font-size="11pt" fo:letter-spacing="normal" fo:font-style="normal" fo:font-weight="normal" officeooo:rsid="00249fbf" style:font-size-asian="11pt" style:font-size-complex="11pt"/>
    </style:style>
    <style:style style:name="T5" style:family="text">
      <style:text-properties fo:font-variant="normal" fo:text-transform="none" fo:color="#000000" style:font-name="Liberation Sans" fo:font-size="11pt" fo:letter-spacing="normal" fo:font-style="normal" fo:font-weight="normal" officeooo:rsid="00250ced" style:font-size-asian="11pt" style:font-size-complex="11pt"/>
    </style:style>
    <style:style style:name="T6" style:family="text">
      <style:text-properties fo:font-variant="normal" fo:text-transform="none" fo:color="#000000" style:font-name="Liberation Sans" fo:font-size="11pt" fo:letter-spacing="normal" fo:font-style="normal" fo:font-weight="normal" officeooo:rsid="0041b7e4" style:font-size-asian="11pt" style:font-size-complex="11pt"/>
    </style:style>
    <style:style style:name="T7" style:family="text">
      <style:text-properties fo:font-variant="normal" fo:text-transform="none" fo:color="#000000" style:font-name="Liberation Sans" fo:font-size="11pt" fo:letter-spacing="normal" fo:font-style="normal" fo:font-weight="normal" officeooo:rsid="00431411" style:font-size-asian="11pt" style:font-size-complex="11pt"/>
    </style:style>
    <style:style style:name="T8" style:family="text">
      <style:text-properties fo:font-variant="normal" fo:text-transform="none" fo:color="#000000" style:font-name="Liberation Sans" fo:font-size="11pt" fo:letter-spacing="normal" fo:font-style="normal" fo:font-weight="normal" officeooo:rsid="002b5d0d" style:font-size-asian="11pt" style:font-size-complex="11pt"/>
    </style:style>
    <style:style style:name="T9" style:family="text">
      <style:text-properties fo:font-variant="normal" fo:text-transform="none" fo:color="#000000" style:font-name="Liberation Sans" fo:font-size="11pt" fo:letter-spacing="normal" fo:font-style="normal" fo:font-weight="normal" officeooo:rsid="0034e726" style:font-size-asian="11pt" style:font-size-complex="11pt"/>
    </style:style>
    <style:style style:name="T10" style:family="text">
      <style:text-properties fo:font-variant="normal" fo:text-transform="none" fo:color="#000000" style:font-name="Liberation Sans" fo:font-size="11pt" fo:letter-spacing="normal" fo:font-style="normal" fo:font-weight="normal" officeooo:rsid="00401b7f" style:font-size-asian="11pt" style:font-size-complex="11pt"/>
    </style:style>
    <style:style style:name="T11" style:family="text">
      <style:text-properties fo:font-variant="normal" fo:text-transform="none" fo:color="#000000" style:font-name="Liberation Sans" fo:font-size="11pt" fo:letter-spacing="normal" fo:font-style="normal" fo:font-weight="normal" officeooo:rsid="0021f9d7" style:font-size-asian="11pt" style:font-size-complex="11pt"/>
    </style:style>
    <style:style style:name="T12" style:family="text">
      <style:text-properties fo:font-variant="normal" fo:text-transform="none" fo:color="#000000" style:font-name="Liberation Sans" fo:font-size="11pt" fo:letter-spacing="normal" fo:font-style="normal" fo:font-weight="normal" officeooo:rsid="00492b22" style:font-size-asian="11pt" style:font-size-complex="11pt"/>
    </style:style>
    <style:style style:name="T13" style:family="text">
      <style:text-properties fo:font-variant="normal" fo:text-transform="none" fo:color="#000000" style:font-name="Liberation Sans" fo:font-size="11pt" fo:letter-spacing="normal" fo:font-style="normal" fo:font-weight="normal" officeooo:rsid="0049854e" style:font-size-asian="11pt" style:font-size-complex="11pt"/>
    </style:style>
    <style:style style:name="T14" style:family="text">
      <style:text-properties fo:font-variant="normal" fo:text-transform="none" fo:color="#000000" style:font-name="Liberation Sans" fo:font-size="11pt" fo:letter-spacing="normal" fo:font-style="normal" fo:font-weight="normal" officeooo:rsid="004acc2d" style:font-size-asian="11pt" style:font-size-complex="11pt"/>
    </style:style>
    <style:style style:name="T15" style:family="text">
      <style:text-properties fo:font-variant="normal" fo:text-transform="none" fo:color="#000000" style:font-name="Liberation Sans" fo:font-size="11pt" fo:letter-spacing="normal" fo:font-style="normal" fo:font-weight="normal" officeooo:rsid="004c605f" style:font-size-asian="11pt" style:font-size-complex="11pt"/>
    </style:style>
    <style:style style:name="T16" style:family="text">
      <style:text-properties fo:font-variant="normal" fo:text-transform="none" fo:color="#000000" style:font-name="Liberation Sans" fo:font-size="11pt" fo:letter-spacing="normal" fo:font-style="normal" fo:font-weight="normal" officeooo:rsid="00240cc1" style:font-size-asian="11pt" style:font-size-complex="11pt"/>
    </style:style>
    <style:style style:name="T17" style:family="text">
      <style:text-properties fo:font-variant="normal" fo:text-transform="none" fo:color="#000000" style:font-name="Liberation Sans" fo:font-size="11pt" fo:letter-spacing="normal" fo:font-style="normal" fo:font-weight="normal" officeooo:rsid="0050253e" style:font-size-asian="11pt" style:font-size-complex="11pt"/>
    </style:style>
    <style:style style:name="T18" style:family="text">
      <style:text-properties fo:font-variant="normal" fo:text-transform="none" fo:color="#000000" style:font-name="Liberation Sans" fo:font-size="11pt" fo:letter-spacing="normal" fo:font-style="normal" fo:font-weight="normal" officeooo:rsid="005092fc" style:font-size-asian="11pt" style:font-size-complex="11pt"/>
    </style:style>
    <style:style style:name="T19" style:family="text">
      <style:text-properties fo:font-variant="normal" fo:text-transform="none" fo:color="#000000" style:font-name="Liberation Sans" fo:font-size="11pt" fo:letter-spacing="normal" fo:font-style="normal" fo:font-weight="normal" officeooo:rsid="005168ae" style:font-size-asian="11pt" style:font-size-complex="11pt"/>
    </style:style>
    <style:style style:name="T20" style:family="text">
      <style:text-properties fo:font-variant="normal" fo:text-transform="none" fo:color="#000000" style:font-name="Liberation Sans" fo:font-size="11pt" fo:letter-spacing="normal" fo:font-style="normal" fo:font-weight="normal" officeooo:rsid="0052903b" style:font-size-asian="11pt" style:font-size-complex="11pt"/>
    </style:style>
    <style:style style:name="T21" style:family="text">
      <style:text-properties fo:font-variant="normal" fo:text-transform="none" fo:color="#000000" style:font-name="Liberation Sans" fo:font-size="11pt" fo:letter-spacing="normal" fo:font-style="normal" fo:font-weight="normal" officeooo:rsid="00286180" style:font-size-asian="11pt" style:font-size-complex="11pt"/>
    </style:style>
    <style:style style:name="T22" style:family="text">
      <style:text-properties fo:font-variant="normal" fo:text-transform="none" fo:color="#000000" style:font-name="Liberation Sans" fo:font-size="11pt" fo:letter-spacing="normal" fo:font-style="normal" fo:font-weight="normal" officeooo:rsid="0054c154" style:font-size-asian="11pt" style:font-size-complex="11pt"/>
    </style:style>
    <style:style style:name="T23" style:family="text">
      <style:text-properties fo:font-variant="normal" fo:text-transform="none" fo:color="#000000" style:font-name="Liberation Sans" fo:font-size="11pt" fo:letter-spacing="normal" fo:font-style="normal" fo:font-weight="normal" officeooo:rsid="0055e2bb" style:font-size-asian="11pt" style:font-size-complex="11pt"/>
    </style:style>
    <style:style style:name="T24" style:family="text">
      <style:text-properties fo:font-variant="normal" fo:text-transform="none" fo:color="#000000" style:font-name="Liberation Sans" fo:font-size="11pt" fo:letter-spacing="normal" fo:font-style="normal" fo:font-weight="normal" officeooo:rsid="00580ab6" style:font-size-asian="11pt" style:font-size-complex="11pt"/>
    </style:style>
    <style:style style:name="T25" style:family="text">
      <style:text-properties fo:font-variant="normal" fo:text-transform="none" fo:color="#000000" style:font-name="Liberation Sans" fo:font-size="11pt" fo:letter-spacing="normal" fo:font-style="normal" fo:font-weight="normal" officeooo:rsid="005b59cd" style:font-size-asian="11pt" style:font-size-complex="11pt"/>
    </style:style>
    <style:style style:name="T26" style:family="text">
      <style:text-properties fo:font-variant="normal" fo:text-transform="none" fo:color="#000000" style:font-name="Liberation Sans" fo:font-size="11pt" fo:letter-spacing="normal" fo:font-style="normal" fo:font-weight="normal" officeooo:rsid="005bf87e" style:font-size-asian="11pt" style:font-size-complex="11pt"/>
    </style:style>
    <style:style style:name="T27" style:family="text">
      <style:text-properties fo:font-variant="normal" fo:text-transform="none" fo:color="#000000" style:font-name="Liberation Sans" fo:font-size="11pt" fo:letter-spacing="normal" fo:font-style="normal" fo:font-weight="normal" officeooo:rsid="005db776" style:font-size-asian="11pt" style:font-size-complex="11pt"/>
    </style:style>
    <style:style style:name="T28" style:family="text">
      <style:text-properties fo:font-variant="normal" fo:text-transform="none" fo:color="#000000" style:font-name="Liberation Sans" fo:font-size="11pt" fo:letter-spacing="normal" fo:font-style="normal" fo:font-weight="normal" officeooo:rsid="005fa79b" style:font-size-asian="11pt" style:font-size-complex="11pt"/>
    </style:style>
    <style:style style:name="T29" style:family="text">
      <style:text-properties fo:font-variant="normal" fo:text-transform="none" fo:color="#000000" style:font-name="Liberation Sans" fo:font-size="11pt" fo:letter-spacing="normal" fo:font-style="normal" fo:font-weight="normal" officeooo:rsid="00667eb0" style:font-size-asian="11pt" style:font-size-complex="11pt"/>
    </style:style>
    <style:style style:name="T30" style:family="text">
      <style:text-properties fo:font-variant="normal" fo:text-transform="none" fo:color="#000000" style:font-name="Liberation Sans" fo:font-size="11pt" fo:letter-spacing="normal" fo:font-style="normal" fo:font-weight="normal" officeooo:rsid="0067b960" style:font-size-asian="11pt" style:font-size-complex="11pt"/>
    </style:style>
    <style:style style:name="T31" style:family="text">
      <style:text-properties fo:font-variant="normal" fo:text-transform="none" fo:color="#000000" style:font-name="Liberation Sans" fo:font-size="11pt" fo:letter-spacing="normal" fo:font-style="normal" fo:font-weight="normal" officeooo:rsid="006978ca" style:font-size-asian="11pt" style:font-size-complex="11pt"/>
    </style:style>
    <style:style style:name="T32" style:family="text">
      <style:text-properties fo:font-variant="normal" fo:text-transform="none" fo:color="#000000" style:font-name="Liberation Sans" fo:font-size="11pt" fo:letter-spacing="normal" fo:font-style="normal" fo:font-weight="normal" officeooo:rsid="006b18ed" style:font-size-asian="11pt" style:font-size-complex="11pt"/>
    </style:style>
    <style:style style:name="T33" style:family="text">
      <style:text-properties fo:font-variant="normal" fo:text-transform="none" fo:color="#000000" style:font-name="Liberation Sans" fo:font-size="11pt" fo:letter-spacing="normal" fo:font-style="normal" fo:font-weight="normal" officeooo:rsid="006cf0d6" style:font-size-asian="11pt" style:font-size-complex="11pt"/>
    </style:style>
    <style:style style:name="T34" style:family="text">
      <style:text-properties fo:font-variant="normal" fo:text-transform="none" fo:color="#000000" style:font-name="Liberation Sans" fo:font-size="11pt" fo:letter-spacing="normal" fo:font-style="normal" fo:font-weight="normal" officeooo:rsid="007077ff" style:font-size-asian="11pt" style:font-size-complex="11pt"/>
    </style:style>
    <style:style style:name="T35" style:family="text">
      <style:text-properties fo:font-variant="normal" fo:text-transform="none" fo:color="#000000" style:font-name="Liberation Sans" fo:font-size="11pt" fo:letter-spacing="normal" fo:font-style="normal" fo:font-weight="normal" officeooo:rsid="007421de" style:font-size-asian="11pt" style:font-size-complex="11pt"/>
    </style:style>
    <style:style style:name="T36" style:family="text">
      <style:text-properties fo:font-variant="normal" fo:text-transform="none" fo:color="#000000" style:font-name="Liberation Sans" fo:font-size="11pt" fo:letter-spacing="normal" fo:font-style="normal" fo:font-weight="normal" officeooo:rsid="0078e0f9" style:font-size-asian="11pt" style:font-size-complex="11pt"/>
    </style:style>
    <style:style style:name="T37" style:family="text">
      <style:text-properties fo:font-variant="normal" fo:text-transform="none" fo:color="#000000" style:font-name="Liberation Sans" fo:font-size="11pt" fo:letter-spacing="normal" fo:font-style="normal" fo:font-weight="normal" officeooo:rsid="00797950" style:font-size-asian="11pt" style:font-size-complex="11pt"/>
    </style:style>
    <style:style style:name="T38" style:family="text">
      <style:text-properties fo:font-variant="normal" fo:text-transform="none" fo:color="#000000" style:font-name="Liberation Sans" fo:font-size="11pt" fo:letter-spacing="normal" fo:font-style="normal" fo:font-weight="normal" officeooo:rsid="007b3d40" style:font-size-asian="11pt" style:font-size-complex="11pt"/>
    </style:style>
    <style:style style:name="T39" style:family="text">
      <style:text-properties fo:font-variant="normal" fo:text-transform="none" fo:color="#000000" style:font-name="Liberation Sans" fo:font-size="11pt" fo:letter-spacing="normal" fo:font-style="normal" fo:font-weight="normal" officeooo:rsid="0022a796" style:font-size-asian="11pt" style:font-weight-asian="normal" style:font-size-complex="11pt" style:font-weight-complex="normal"/>
    </style:style>
    <style:style style:name="T40" style:family="text">
      <style:text-properties fo:font-variant="normal" fo:text-transform="none" fo:color="#000000" style:font-name="Liberation Sans" fo:font-size="11pt" fo:letter-spacing="normal" fo:font-style="normal" fo:font-weight="normal" officeooo:rsid="004c605f" style:font-size-asian="11pt" style:font-weight-asian="normal" style:font-size-complex="11pt" style:font-weight-complex="normal"/>
    </style:style>
    <style:style style:name="T41" style:family="text">
      <style:text-properties fo:font-variant="normal" fo:text-transform="none" fo:color="#000000" style:font-name="Liberation Sans" fo:font-size="11pt" fo:letter-spacing="normal" fo:font-style="normal" fo:font-weight="normal" officeooo:rsid="0078d2e2" style:font-size-asian="11pt" style:font-weight-asian="normal" style:font-size-complex="11pt" style:font-weight-complex="normal"/>
    </style:style>
    <style:style style:name="T42" style:family="text">
      <style:text-properties fo:font-variant="normal" fo:text-transform="none" fo:color="#000000" style:font-name="Liberation Sans" fo:font-size="11pt" fo:letter-spacing="normal" fo:font-style="normal" fo:font-weight="normal" officeooo:rsid="0041b7e4" style:font-size-asian="11pt" style:font-style-asian="italic" style:font-size-complex="11pt" style:font-style-complex="italic"/>
    </style:style>
    <style:style style:name="T43" style:family="text">
      <style:text-properties fo:font-variant="normal" fo:text-transform="none" fo:color="#000000" style:font-name="Liberation Sans" fo:font-size="11pt" fo:letter-spacing="normal" fo:font-style="normal" fo:font-weight="normal" officeooo:rsid="00cd1442" style:font-size-asian="11pt" style:font-style-asian="italic" style:font-size-complex="11pt" style:font-style-complex="italic"/>
    </style:style>
    <style:style style:name="T44" style:family="text">
      <style:text-properties fo:font-variant="normal" fo:text-transform="none" fo:color="#000000" style:font-name="Liberation Sans" fo:font-size="11pt" fo:letter-spacing="normal" fo:font-style="normal" fo:font-weight="normal" style:font-size-asian="11pt" style:font-style-asian="normal" style:font-size-complex="11pt" style:font-style-complex="normal"/>
    </style:style>
    <style:style style:name="T45" style:family="text">
      <style:text-properties fo:font-variant="normal" fo:text-transform="none" fo:color="#000000" style:font-name="Liberation Sans" fo:font-size="11pt" fo:letter-spacing="normal" fo:font-style="normal" fo:font-weight="normal" officeooo:rsid="004e2fc9" style:font-size-asian="11pt" style:font-style-asian="normal" style:font-size-complex="11pt" style:font-style-complex="normal"/>
    </style:style>
    <style:style style:name="T46" style:family="text">
      <style:text-properties fo:font-variant="normal" fo:text-transform="none" fo:color="#000000" style:font-name="Liberation Sans" fo:font-size="11pt" fo:letter-spacing="normal" fo:font-style="normal" fo:font-weight="normal" officeooo:rsid="0022a796" style:font-name-asian="Liberation Mono" style:font-size-asian="11pt" style:font-name-complex="Liberation Mono" style:font-size-complex="11pt"/>
    </style:style>
    <style:style style:name="T47" style:family="text">
      <style:text-properties fo:font-variant="normal" fo:text-transform="none" fo:color="#000000" style:font-name="Liberation Sans" fo:font-size="11pt" fo:letter-spacing="normal" fo:font-style="normal" fo:font-weight="normal" officeooo:rsid="004c605f" style:font-name-asian="Liberation Mono" style:font-size-asian="11pt" style:font-name-complex="Liberation Mono" style:font-size-complex="11pt"/>
    </style:style>
    <style:style style:name="T48" style:family="text">
      <style:text-properties fo:font-variant="normal" fo:text-transform="none" fo:color="#000000" style:font-name="Liberation Sans" fo:font-size="11pt" fo:letter-spacing="normal" fo:font-style="normal" fo:font-weight="normal" officeooo:rsid="0022a796" style:font-name-asian="Liberation Mono" style:font-size-asian="11pt" style:font-weight-asian="normal" style:font-name-complex="Liberation Mono" style:font-size-complex="11pt" style:font-weight-complex="normal"/>
    </style:style>
    <style:style style:name="T49" style:family="text">
      <style:text-properties fo:font-variant="normal" fo:text-transform="none" fo:color="#000000" style:font-name="Liberation Sans" fo:font-size="11pt" fo:letter-spacing="normal" fo:font-style="normal" fo:font-weight="normal" officeooo:rsid="004c605f" style:font-name-asian="Liberation Mono" style:font-size-asian="11pt" style:font-weight-asian="normal" style:font-name-complex="Liberation Mono" style:font-size-complex="11pt" style:font-weight-complex="normal"/>
    </style:style>
    <style:style style:name="T50" style:family="text">
      <style:text-properties fo:font-variant="normal" fo:text-transform="none" fo:color="#000000" style:font-name="Liberation Sans" fo:font-size="11pt" fo:letter-spacing="normal" fo:font-style="normal" fo:font-weight="bold" officeooo:rsid="005168ae" style:font-size-asian="11pt" style:font-weight-asian="bold" style:font-size-complex="11pt" style:font-weight-complex="bold"/>
    </style:style>
    <style:style style:name="T51" style:family="text">
      <style:text-properties fo:font-variant="normal" fo:text-transform="none" fo:color="#000000" style:font-name="Liberation Sans" fo:font-size="11pt" fo:letter-spacing="normal" fo:font-style="normal" fo:font-weight="bold" officeooo:rsid="00286180" style:font-size-asian="11pt" style:font-weight-asian="bold" style:font-size-complex="11pt" style:font-weight-complex="bold"/>
    </style:style>
    <style:style style:name="T52" style:family="text">
      <style:text-properties fo:font-variant="normal" fo:text-transform="none" fo:color="#000000" style:font-name="Liberation Sans" fo:font-size="11pt" fo:letter-spacing="normal" fo:font-style="normal" style:text-underline-style="none" fo:font-weight="normal" style:font-size-asian="11pt" style:font-style-asian="normal" style:font-size-complex="11pt" style:font-style-complex="normal"/>
    </style:style>
    <style:style style:name="T53" style:family="text">
      <style:text-properties fo:font-variant="normal" fo:text-transform="none" fo:color="#000000" style:font-name="Liberation Sans" fo:font-size="11pt" fo:letter-spacing="normal" fo:font-style="normal" style:text-underline-style="none" fo:font-weight="normal" officeooo:rsid="007cd769" style:font-size-asian="11pt" style:font-style-asian="normal" style:font-size-complex="11pt" style:font-style-complex="normal"/>
    </style:style>
    <style:style style:name="T54" style:family="text">
      <style:text-properties fo:font-variant="normal" fo:text-transform="none" fo:color="#000000" style:font-name="Liberation Sans" fo:font-size="11pt" fo:letter-spacing="normal" fo:font-style="normal" style:text-underline-style="none" fo:font-weight="normal" officeooo:rsid="0021f9d7" style:font-size-asian="11pt" style:font-style-asian="normal" style:font-size-complex="11pt" style:font-style-complex="normal"/>
    </style:style>
    <style:style style:name="T55" style:family="text">
      <style:text-properties fo:font-variant="normal" fo:text-transform="none" fo:color="#000000" style:font-name="Liberation Sans" fo:font-size="11pt" fo:letter-spacing="normal" fo:font-style="italic" fo:font-weight="normal" officeooo:rsid="0041b7e4" style:font-size-asian="11pt" style:font-style-asian="italic" style:font-size-complex="11pt" style:font-style-complex="italic"/>
    </style:style>
    <style:style style:name="T56" style:family="text">
      <style:text-properties fo:font-variant="normal" fo:text-transform="none" fo:color="#000000" style:font-name="Liberation Sans" fo:font-size="11pt" fo:letter-spacing="normal" fo:font-style="italic" fo:font-weight="normal" officeooo:rsid="002b5d0d" style:font-size-asian="11pt" style:font-style-asian="italic" style:font-size-complex="11pt" style:font-style-complex="italic"/>
    </style:style>
    <style:style style:name="T57" style:family="text">
      <style:text-properties fo:font-variant="normal" fo:text-transform="none" fo:color="#000000" style:font-name="Liberation Sans" fo:font-size="11pt" fo:letter-spacing="normal" fo:font-weight="normal" style:font-size-asian="11pt" style:font-size-complex="11pt"/>
    </style:style>
    <style:style style:name="T58" style:family="text">
      <style:text-properties fo:font-variant="normal" fo:text-transform="none" fo:color="#000000" style:font-name="Liberation Sans" fo:font-size="11pt" fo:letter-spacing="normal" fo:language="es" fo:country="ES" fo:font-style="normal" fo:font-weight="normal" officeooo:rsid="002b5d0d" style:font-size-asian="11pt" style:font-size-complex="11pt"/>
    </style:style>
    <style:style style:name="T59" style:family="text">
      <style:text-properties fo:font-variant="normal" fo:text-transform="none" fo:color="#000000" style:font-name="Courier" fo:font-size="11pt" fo:letter-spacing="normal" fo:font-style="normal" fo:font-weight="normal" style:font-size-asian="11pt" style:font-size-complex="11pt"/>
    </style:style>
    <style:style style:name="T60" style:family="text">
      <style:text-properties fo:font-variant="normal" fo:text-transform="none" fo:color="#000000" style:font-name="Courier" fo:font-size="11pt" fo:letter-spacing="normal" fo:font-style="normal" fo:font-weight="normal" officeooo:rsid="002c14ad" style:font-size-asian="11pt" style:font-size-complex="11pt"/>
    </style:style>
    <style:style style:name="T61" style:family="text">
      <style:text-properties fo:font-variant="normal" fo:text-transform="none" fo:color="#000000" style:font-name="Courier" fo:font-size="11pt" fo:letter-spacing="normal" fo:font-style="normal" fo:font-weight="normal" officeooo:rsid="005a3c66" style:font-size-asian="11pt" style:font-size-complex="11pt"/>
    </style:style>
    <style:style style:name="T62" style:family="text">
      <style:text-properties fo:font-variant="normal" fo:text-transform="none" fo:color="#000000" style:font-name="Courier" fo:font-size="11pt" fo:letter-spacing="normal" fo:font-style="normal" fo:font-weight="normal" officeooo:rsid="0021f9d7" style:font-size-asian="11pt" style:font-size-complex="11pt"/>
    </style:style>
    <style:style style:name="T63" style:family="text">
      <style:text-properties fo:font-variant="normal" fo:text-transform="none" fo:color="#000000" style:font-name="Courier" fo:font-size="11pt" fo:letter-spacing="normal" fo:font-style="normal" fo:font-weight="normal" officeooo:rsid="0022a796" style:font-size-asian="11pt" style:font-size-complex="11pt"/>
    </style:style>
    <style:style style:name="T64" style:family="text">
      <style:text-properties fo:font-variant="normal" fo:text-transform="none" fo:color="#000000" style:font-name="Courier" fo:font-size="11pt" fo:letter-spacing="normal" fo:font-style="normal" fo:font-weight="normal" officeooo:rsid="00240cc1" style:font-size-asian="11pt" style:font-size-complex="11pt"/>
    </style:style>
    <style:style style:name="T65" style:family="text">
      <style:text-properties fo:font-variant="normal" fo:text-transform="none" fo:color="#000000" style:font-name="Courier" fo:font-size="11pt" fo:letter-spacing="normal" fo:font-style="normal" fo:font-weight="normal" officeooo:rsid="00249fbf" style:font-size-asian="11pt" style:font-size-complex="11pt"/>
    </style:style>
    <style:style style:name="T66" style:family="text">
      <style:text-properties fo:font-variant="normal" fo:text-transform="none" fo:color="#000000" style:font-name="Courier" fo:font-size="11pt" fo:letter-spacing="normal" fo:font-style="normal" fo:font-weight="normal" officeooo:rsid="00286180" style:font-size-asian="11pt" style:font-size-complex="11pt"/>
    </style:style>
    <style:style style:name="T67" style:family="text">
      <style:text-properties fo:font-variant="normal" fo:text-transform="none" fo:color="#000000" style:font-name="Courier" fo:font-size="11pt" fo:letter-spacing="normal" fo:font-style="normal" fo:font-weight="normal" officeooo:rsid="002b5d0d" style:font-size-asian="11pt" style:font-size-complex="11pt"/>
    </style:style>
    <style:style style:name="T68" style:family="text">
      <style:text-properties fo:font-variant="normal" fo:text-transform="none" fo:color="#000000" style:font-name="Courier" fo:font-size="11pt" fo:letter-spacing="normal" fo:font-style="normal" fo:font-weight="normal" officeooo:rsid="005db776" style:font-size-asian="11pt" style:font-size-complex="11pt"/>
    </style:style>
    <style:style style:name="T69" style:family="text">
      <style:text-properties fo:font-variant="normal" fo:text-transform="none" fo:color="#000000" style:font-name="Courier" fo:font-size="11pt" fo:letter-spacing="normal" fo:font-style="normal" fo:font-weight="normal" officeooo:rsid="0034e726" style:font-size-asian="11pt" style:font-size-complex="11pt"/>
    </style:style>
    <style:style style:name="T70" style:family="text">
      <style:text-properties fo:font-variant="normal" fo:text-transform="none" fo:color="#000000" style:font-name="Courier" fo:font-size="11pt" fo:letter-spacing="normal" fo:font-style="normal" fo:font-weight="normal" officeooo:rsid="0022a796" style:font-size-asian="11pt" style:font-weight-asian="normal" style:font-size-complex="11pt" style:font-weight-complex="normal"/>
    </style:style>
    <style:style style:name="T71" style:family="text">
      <style:text-properties fo:font-variant="normal" fo:text-transform="none" fo:color="#000000" style:font-name="Courier" fo:font-size="11pt" fo:letter-spacing="normal" fo:font-style="normal" fo:font-weight="normal" officeooo:rsid="004e2fc9" style:font-size-asian="11pt" style:font-style-asian="normal" style:font-size-complex="11pt" style:font-style-complex="normal"/>
    </style:style>
    <style:style style:name="T72" style:family="text">
      <style:text-properties fo:font-variant="normal" fo:text-transform="none" fo:color="#000000" style:font-name="Courier" fo:font-size="11pt" fo:letter-spacing="normal" fo:font-style="normal" fo:font-weight="normal" officeooo:rsid="001eadc6" style:font-name-asian="Liberation Mono" style:font-size-asian="11pt" style:font-name-complex="Liberation Mono" style:font-size-complex="11pt"/>
    </style:style>
    <style:style style:name="T73" style:family="text">
      <style:text-properties fo:font-variant="normal" fo:text-transform="none" fo:color="#000000" style:font-name="Courier" fo:font-size="11pt" fo:letter-spacing="normal" fo:font-style="normal" fo:font-weight="normal" officeooo:rsid="002c14ad" style:font-name-asian="Liberation Mono" style:font-size-asian="11pt" style:font-name-complex="Liberation Mono" style:font-size-complex="11pt"/>
    </style:style>
    <style:style style:name="T74" style:family="text">
      <style:text-properties fo:font-variant="normal" fo:text-transform="none" fo:color="#000000" style:font-name="Courier" fo:font-size="11pt" fo:letter-spacing="normal" fo:font-style="normal" fo:font-weight="normal" officeooo:rsid="005a3c66" style:font-name-asian="Liberation Mono" style:font-size-asian="11pt" style:font-name-complex="Liberation Mono" style:font-size-complex="11pt"/>
    </style:style>
    <style:style style:name="T75" style:family="text">
      <style:text-properties fo:font-variant="normal" fo:text-transform="none" fo:color="#000000" style:font-name="Courier" fo:font-size="11pt" fo:letter-spacing="normal" fo:font-style="normal" fo:font-weight="normal" officeooo:rsid="005fa79b" style:font-name-asian="Liberation Mono" style:font-size-asian="11pt" style:font-name-complex="Liberation Mono" style:font-size-complex="11pt"/>
    </style:style>
    <style:style style:name="T76" style:family="text">
      <style:text-properties fo:font-variant="normal" fo:text-transform="none" fo:color="#800080" style:font-name="Liberation Sans" fo:font-size="11pt" fo:letter-spacing="normal" fo:font-style="normal" fo:font-weight="normal" style:font-size-asian="11pt" style:font-size-complex="11pt"/>
    </style:style>
    <style:style style:name="T77" style:family="text">
      <style:text-properties fo:font-variant="normal" fo:text-transform="none" fo:color="#800080" style:font-name="Liberation Sans" fo:font-size="11pt" fo:letter-spacing="normal" fo:font-style="normal" fo:font-weight="normal" officeooo:rsid="005b59cd" style:font-size-asian="11pt" style:font-size-complex="11pt"/>
    </style:style>
    <style:style style:name="T78" style:family="text">
      <style:text-properties fo:font-variant="normal" fo:text-transform="none" fo:color="#595959" style:font-name="Liberation Sans" fo:font-size="11pt" fo:letter-spacing="normal" fo:font-style="normal" fo:font-weight="normal" officeooo:rsid="002b5d0d" style:font-name-asian="Songti SC" style:font-size-asian="11pt" style:font-weight-asian="bold" style:font-name-complex="Arial Unicode MS" style:font-size-complex="11pt" style:font-weight-complex="bold"/>
    </style:style>
    <style:style style:name="T79" style:family="text">
      <style:text-properties fo:font-variant="normal" fo:text-transform="none" fo:color="#595959" style:font-name="Liberation Sans" fo:font-size="11pt" fo:letter-spacing="normal" fo:font-style="normal" fo:font-weight="normal" style:font-size-asian="11pt" style:font-size-complex="11pt"/>
    </style:style>
    <style:style style:name="T80" style:family="text">
      <style:text-properties fo:font-variant="normal" fo:text-transform="none" fo:color="#595959" style:font-name="Liberation Sans" fo:font-size="11pt" fo:letter-spacing="normal" fo:font-style="normal" fo:font-weight="normal" officeooo:rsid="003614ab" style:font-size-asian="11pt" style:font-size-complex="11pt"/>
    </style:style>
    <style:style style:name="T81" style:family="text">
      <style:text-properties fo:font-variant="normal" fo:text-transform="none" fo:color="#000080" style:font-name="Liberation Sans" fo:font-size="11pt" fo:letter-spacing="normal" fo:font-style="normal" style:text-underline-style="solid" style:text-underline-width="auto" style:text-underline-color="font-color" fo:font-weight="bold" officeooo:rsid="0022a796" style:font-size-asian="11pt" style:font-weight-asian="bold" style:font-size-complex="11pt" style:font-weight-complex="bold"/>
    </style:style>
    <style:style style:name="T82" style:family="text">
      <style:text-properties fo:font-variant="normal" fo:text-transform="none" fo:color="#000080" style:font-name="Liberation Sans" fo:font-size="11pt" fo:letter-spacing="normal" fo:font-style="normal" style:text-underline-style="solid" style:text-underline-width="auto" style:text-underline-color="font-color" fo:font-weight="normal" officeooo:rsid="005db776" style:font-size-asian="11pt" style:font-size-complex="11pt"/>
    </style:style>
    <style:style style:name="T83" style:family="text">
      <style:text-properties fo:font-variant="normal" fo:text-transform="none" fo:color="#000080" style:font-name="Liberation Sans" fo:font-size="11pt" fo:letter-spacing="normal" fo:font-style="normal" style:text-underline-style="solid" style:text-underline-width="auto" style:text-underline-color="font-color" fo:font-weight="normal" officeooo:rsid="0021f9d7" style:font-size-asian="11pt" style:font-size-complex="11pt"/>
    </style:style>
    <style:style style:name="T84" style:family="text">
      <style:text-properties fo:font-variant="normal" fo:text-transform="none" fo:color="#000080" style:font-name="Liberation Sans" fo:font-size="11pt" fo:letter-spacing="normal" fo:font-style="normal" style:text-underline-style="solid" style:text-underline-width="auto" style:text-underline-color="font-color" fo:font-weight="normal" officeooo:rsid="002b5d0d" style:font-size-asian="11pt" style:font-size-complex="11pt"/>
    </style:style>
    <style:style style:name="T85" style:family="text">
      <style:text-properties fo:font-variant="normal" fo:text-transform="none" fo:color="#000080" style:font-name="Courier" fo:font-size="11pt" fo:letter-spacing="normal" fo:font-style="normal" fo:font-weight="normal" officeooo:rsid="0021f9d7" style:font-size-asian="11pt" style:font-size-complex="11pt"/>
    </style:style>
    <style:style style:name="T86" style:family="text">
      <style:text-properties fo:font-variant="normal" fo:text-transform="none" fo:color="#000080" style:font-name="Courier" fo:font-size="11pt" fo:letter-spacing="normal" fo:font-style="normal" style:text-underline-style="solid" style:text-underline-width="auto" style:text-underline-color="font-color" fo:font-weight="normal" officeooo:rsid="002b5d0d" style:font-size-asian="11pt" style:font-size-complex="11pt"/>
    </style:style>
    <style:style style:name="T87" style:family="text">
      <style:text-properties style:font-name="Liberation Sans" fo:font-size="11pt" officeooo:rsid="001eadc6" style:font-size-asian="11pt" style:font-size-complex="11pt"/>
    </style:style>
    <style:style style:name="T88" style:family="text">
      <style:text-properties style:font-name="Liberation Sans" fo:font-size="11pt" officeooo:rsid="00205930" style:font-size-asian="11pt" style:font-size-complex="11pt"/>
    </style:style>
    <style:style style:name="T89" style:family="text">
      <style:text-properties style:font-name="Liberation Sans" fo:font-size="11pt" officeooo:rsid="00209b45" style:font-size-asian="11pt" style:font-size-complex="11pt"/>
    </style:style>
    <style:style style:name="T90" style:family="text">
      <style:text-properties style:font-name="Liberation Sans" fo:font-size="11pt" officeooo:rsid="0021f9d7" style:font-size-asian="11pt" style:font-size-complex="11pt"/>
    </style:style>
    <style:style style:name="T91" style:family="text">
      <style:text-properties style:font-name="Liberation Sans" fo:font-size="11pt" officeooo:rsid="0034e726" style:font-size-asian="11pt" style:font-size-complex="11pt"/>
    </style:style>
    <style:style style:name="T92" style:family="text">
      <style:text-properties style:font-name="Liberation Sans" fo:font-size="11pt" officeooo:rsid="003614ab" style:font-size-asian="11pt" style:font-size-complex="11pt"/>
    </style:style>
    <style:style style:name="T93" style:family="text">
      <style:text-properties style:font-name="Liberation Sans" fo:font-size="11pt" officeooo:rsid="0037e4c8" style:font-size-asian="11pt" style:font-size-complex="11pt"/>
    </style:style>
    <style:style style:name="T94" style:family="text">
      <style:text-properties style:font-name="Liberation Sans" fo:font-size="11pt" officeooo:rsid="003b4f9e" style:font-size-asian="11pt" style:font-size-complex="11pt"/>
    </style:style>
    <style:style style:name="T95" style:family="text">
      <style:text-properties style:font-name="Liberation Sans" fo:font-size="11pt" officeooo:rsid="00401b7f" style:font-size-asian="11pt" style:font-size-complex="11pt"/>
    </style:style>
    <style:style style:name="T96" style:family="text">
      <style:text-properties style:font-name="Liberation Sans" fo:font-size="11pt" officeooo:rsid="004172d9" style:font-size-asian="11pt" style:font-size-complex="11pt"/>
    </style:style>
    <style:style style:name="T97" style:family="text">
      <style:text-properties style:font-name="Liberation Sans" fo:font-size="11pt" officeooo:rsid="004300ad" style:font-size-asian="11pt" style:font-size-complex="11pt"/>
    </style:style>
    <style:style style:name="T98" style:family="text">
      <style:text-properties style:font-name="Liberation Sans" fo:font-size="11pt" officeooo:rsid="0045854c" style:font-size-asian="11pt" style:font-size-complex="11pt"/>
    </style:style>
    <style:style style:name="T99" style:family="text">
      <style:text-properties style:font-name="Liberation Sans" fo:font-size="11pt" officeooo:rsid="00466715" style:font-size-asian="11pt" style:font-size-complex="11pt"/>
    </style:style>
    <style:style style:name="T100" style:family="text">
      <style:text-properties style:font-name="Liberation Sans" fo:font-size="11pt" officeooo:rsid="00467fb1" style:font-size-asian="11pt" style:font-size-complex="11pt"/>
    </style:style>
    <style:style style:name="T101" style:family="text">
      <style:text-properties style:font-name="Liberation Sans" fo:font-size="11pt" officeooo:rsid="00472220" style:font-size-asian="11pt" style:font-size-complex="11pt"/>
    </style:style>
    <style:style style:name="T102" style:family="text">
      <style:text-properties style:font-name="Liberation Sans" fo:font-size="11pt" officeooo:rsid="00492b22" style:font-size-asian="11pt" style:font-size-complex="11pt"/>
    </style:style>
    <style:style style:name="T103" style:family="text">
      <style:text-properties style:font-name="Liberation Sans" fo:font-size="11pt" officeooo:rsid="0062f52d" style:font-size-asian="11pt" style:font-size-complex="11pt"/>
    </style:style>
    <style:style style:name="T104" style:family="text">
      <style:text-properties style:font-name="Liberation Sans" fo:font-size="11pt" officeooo:rsid="0064dce0" style:font-size-asian="11pt" style:font-size-complex="11pt"/>
    </style:style>
    <style:style style:name="T105" style:family="text">
      <style:text-properties style:font-name="Liberation Sans" fo:font-size="11pt" officeooo:rsid="00390f54" style:font-size-asian="11pt" style:font-size-complex="11pt"/>
    </style:style>
    <style:style style:name="T106" style:family="text">
      <style:text-properties style:font-name="Liberation Sans" fo:font-size="11pt" officeooo:rsid="003a6da9" style:font-size-asian="11pt" style:font-size-complex="11pt"/>
    </style:style>
    <style:style style:name="T107" style:family="text">
      <style:text-properties style:font-name="Liberation Sans" fo:font-size="11pt" officeooo:rsid="00759c93" style:font-size-asian="11pt" style:font-size-complex="11pt"/>
    </style:style>
    <style:style style:name="T108" style:family="text">
      <style:text-properties style:font-name="Liberation Sans" fo:font-size="11pt" officeooo:rsid="00769fa5" style:font-size-asian="11pt" style:font-size-complex="11pt"/>
    </style:style>
    <style:style style:name="T109" style:family="text">
      <style:text-properties style:font-name="Liberation Sans" fo:font-size="11pt" officeooo:rsid="0076ce32" style:font-size-asian="11pt" style:font-size-complex="11pt"/>
    </style:style>
    <style:style style:name="T110" style:family="text">
      <style:text-properties style:font-name="Liberation Sans" fo:font-size="11pt" officeooo:rsid="007725a2" style:font-size-asian="11pt" style:font-size-complex="11pt"/>
    </style:style>
    <style:style style:name="T111" style:family="text">
      <style:text-properties style:font-name="Liberation Sans" fo:font-size="11pt" style:text-underline-style="none" officeooo:rsid="00205930" style:font-size-asian="11pt" style:font-size-complex="11pt"/>
    </style:style>
    <style:style style:name="T112" style:family="text">
      <style:text-properties style:font-name="Liberation Sans" fo:font-size="11pt" style:text-underline-style="none" officeooo:rsid="001eadc6" style:font-size-asian="11pt" style:font-size-complex="11pt"/>
    </style:style>
    <style:style style:name="T113" style:family="text">
      <style:text-properties style:font-name="Liberation Sans" fo:font-size="11pt" fo:font-style="italic" officeooo:rsid="00390f54" style:font-size-asian="11pt" style:font-style-asian="italic" style:font-size-complex="11pt" style:font-style-complex="italic"/>
    </style:style>
    <style:style style:name="T114" style:family="text">
      <style:text-properties style:font-name="Liberation Sans" fo:font-size="11pt" fo:font-style="italic" officeooo:rsid="003b4f9e" style:font-size-asian="11pt" style:font-style-asian="italic" style:font-size-complex="11pt" style:font-style-complex="italic"/>
    </style:style>
    <style:style style:name="T115" style:family="text">
      <style:text-properties officeooo:rsid="001eadc6"/>
    </style:style>
    <style:style style:name="T116" style:family="text">
      <style:text-properties fo:color="#808080" style:font-name="Courier" fo:font-size="9pt" officeooo:rsid="00466715" style:font-size-asian="11pt" style:font-size-complex="11pt"/>
    </style:style>
    <style:style style:name="T117" style:family="text">
      <style:text-properties fo:color="#808080" style:font-name="Courier" fo:font-size="11pt" officeooo:rsid="00466715" style:font-size-asian="11pt" style:font-size-complex="11pt"/>
    </style:style>
    <style:style style:name="T118" style:family="text">
      <style:text-properties fo:color="#808080" style:font-name="Liberation Sans" officeooo:rsid="0064dce0"/>
    </style:style>
    <style:style style:name="T119" style:family="text">
      <style:text-properties fo:color="#808080" style:font-name="Liberation Sans" officeooo:rsid="001eadc6"/>
    </style:style>
    <style:style style:name="T120" style:family="text">
      <style:text-properties style:font-name="Liberation Mono" fo:font-size="10pt" officeooo:rsid="001eadc6" style:font-name-asian="Liberation Mono" style:font-size-asian="10pt" style:font-name-complex="Liberation Mono" style:font-size-complex="10pt"/>
    </style:style>
    <style:style style:name="T121" style:family="text">
      <style:text-properties style:font-name="Courier" fo:font-size="11pt" style:font-size-asian="11pt" style:font-size-complex="11pt"/>
    </style:style>
    <style:style style:name="T122" style:family="text">
      <style:text-properties style:font-name="Courier" fo:font-size="11pt" officeooo:rsid="00205930" style:font-size-asian="11pt" style:font-size-complex="11pt"/>
    </style:style>
    <style:style style:name="T123" style:family="text">
      <style:text-properties style:font-name="Courier" fo:font-size="11pt" officeooo:rsid="00209b45" style:font-size-asian="11pt" style:font-size-complex="11pt"/>
    </style:style>
    <style:style style:name="T124" style:family="text">
      <style:text-properties style:font-name="Courier" fo:font-size="11pt" officeooo:rsid="0021f9d7" style:font-size-asian="11pt" style:font-size-complex="11pt"/>
    </style:style>
    <style:style style:name="T125" style:family="text">
      <style:text-properties officeooo:rsid="0021f9d7"/>
    </style:style>
    <style:style style:name="T126" style:family="text">
      <style:text-properties officeooo:rsid="00250ced"/>
    </style:style>
    <style:style style:name="T127" style:family="text">
      <style:text-properties officeooo:rsid="00286180"/>
    </style:style>
    <style:style style:name="T128" style:family="text">
      <style:text-properties fo:font-weight="bold" officeooo:rsid="005168ae" style:font-weight-asian="bold" style:font-weight-complex="bold"/>
    </style:style>
    <style:style style:name="T129" style:family="text">
      <style:text-properties officeooo:rsid="002b5d0d"/>
    </style:style>
    <style:style style:name="T130" style:family="text">
      <style:text-properties officeooo:rsid="002c14ad"/>
    </style:style>
    <style:style style:name="T131" style:family="text">
      <style:text-properties officeooo:rsid="002d329a"/>
    </style:style>
    <style:style style:name="T132" style:family="text">
      <style:text-properties officeooo:rsid="0032abb9"/>
    </style:style>
    <style:style style:name="T133" style:family="text">
      <style:text-properties officeooo:rsid="003330fb"/>
    </style:style>
    <style:style style:name="T134" style:family="text">
      <style:text-properties fo:color="#000080" style:font-name="Liberation Sans" fo:font-size="11pt" style:text-underline-style="solid" style:text-underline-width="auto" style:text-underline-color="font-color" officeooo:rsid="00205930" style:font-size-asian="11pt" style:font-size-complex="11pt"/>
    </style:style>
    <style:style style:name="T135" style:family="text">
      <style:text-properties fo:color="#000080" style:font-name="Liberation Sans" fo:font-size="11pt" style:text-underline-style="solid" style:text-underline-width="auto" style:text-underline-color="font-color" officeooo:rsid="001eadc6" style:font-size-asian="11pt" style:font-size-complex="11pt"/>
    </style:style>
    <style:style style:name="T136" style:family="text">
      <style:text-properties fo:color="#000080" style:font-name="Liberation Sans" fo:font-size="11pt" style:text-underline-style="none" officeooo:rsid="00205930" style:font-size-asian="11pt" style:font-size-complex="11pt"/>
    </style:style>
    <style:style style:name="T137" style:family="text">
      <style:text-properties fo:color="#000080" style:font-name="Liberation Sans" fo:font-size="11pt" style:text-underline-style="none" officeooo:rsid="001eadc6" style:font-size-asian="11pt" style:font-size-complex="11pt"/>
    </style:style>
    <style:style style:name="T138" style:family="text">
      <style:text-properties fo:color="#000080" style:font-name="Courier" fo:font-size="11pt" fo:font-style="normal" style:text-underline-style="solid" style:text-underline-width="auto" style:text-underline-color="font-color" officeooo:rsid="004300ad" style:font-size-asian="11pt" style:font-style-asian="normal" style:font-size-complex="11pt" style:font-style-complex="normal"/>
    </style:style>
    <style:style style:name="T139" style:family="text">
      <style:text-properties fo:color="#000080" style:font-name="Courier" fo:font-size="11pt" style:text-underline-style="solid" style:text-underline-width="auto" style:text-underline-color="font-color" officeooo:rsid="00205930" style:font-size-asian="11pt" style:font-size-complex="11pt"/>
    </style:style>
    <style:style style:name="T140" style:family="text">
      <style:text-properties fo:color="#000080" style:font-name="Courier" fo:font-size="11pt" style:text-underline-style="solid" style:text-underline-width="auto" style:text-underline-color="font-color" officeooo:rsid="001eadc6" style:font-size-asian="11pt" style:font-size-complex="11pt"/>
    </style:style>
    <style:style style:name="T141" style:family="text">
      <style:text-properties fo:color="#000080" style:font-name="Courier" fo:font-size="11pt" style:text-underline-style="solid" style:text-underline-width="auto" style:text-underline-color="font-color" officeooo:rsid="003a6da9" style:font-size-asian="11pt" style:font-size-complex="11pt"/>
    </style:style>
    <style:style style:name="T142" style:family="text">
      <style:text-properties officeooo:rsid="003e9ef4"/>
    </style:style>
    <style:style style:name="T143" style:family="text">
      <style:text-properties fo:color="#000000" style:font-name="Liberation Sans" fo:font-size="11pt" style:text-underline-style="none" officeooo:rsid="00401b7f" style:font-size-asian="11pt" style:font-size-complex="11pt"/>
    </style:style>
    <style:style style:name="T144" style:family="text">
      <style:text-properties fo:color="#000000" style:font-name="Liberation Sans" fo:font-size="11pt" style:text-underline-style="none" officeooo:rsid="0071dad8" style:font-size-asian="11pt" style:font-size-complex="11pt"/>
    </style:style>
    <style:style style:name="T145" style:family="text">
      <style:text-properties fo:color="#000000" style:font-name="Liberation Sans" fo:font-size="11pt" fo:font-style="italic" style:text-underline-style="none" officeooo:rsid="00401b7f" style:font-size-asian="11pt" style:font-style-asian="italic" style:font-size-complex="11pt" style:font-style-complex="italic"/>
    </style:style>
    <style:style style:name="T146" style:family="text">
      <style:text-properties fo:color="#000000" style:font-name="Liberation Sans" fo:font-size="11pt" fo:font-style="normal" style:text-underline-style="none" officeooo:rsid="004300ad" style:font-size-asian="11pt" style:font-style-asian="normal" style:font-size-complex="11pt" style:font-style-complex="normal"/>
    </style:style>
    <style:style style:name="T147" style:family="text">
      <style:text-properties fo:color="#000000" style:font-name="Liberation Sans" fo:font-size="11pt" fo:font-style="normal" style:text-underline-style="none" officeooo:rsid="0045854c" style:font-size-asian="11pt" style:font-style-asian="normal" style:font-size-complex="11pt" style:font-style-complex="normal"/>
    </style:style>
    <style:style style:name="T148" style:family="text">
      <style:text-properties fo:color="#000000" style:font-name="Liberation Sans" fo:font-size="11pt" fo:font-style="normal" style:text-underline-style="none" officeooo:rsid="00625a9d" style:font-size-asian="11pt" style:font-style-asian="normal" style:font-size-complex="11pt" style:font-style-complex="normal"/>
    </style:style>
    <style:style style:name="T149" style:family="text">
      <style:text-properties fo:color="#000000" style:font-name="Liberation Sans" fo:font-size="11pt" fo:font-style="normal" style:text-underline-style="none" officeooo:rsid="00629a14" style:font-size-asian="11pt" style:font-style-asian="normal" style:font-size-complex="11pt" style:font-style-complex="normal"/>
    </style:style>
    <style:style style:name="T150" style:family="text">
      <style:text-properties officeooo:rsid="005168ae"/>
    </style:style>
    <style:style style:name="T151" style:family="text">
      <style:text-properties officeooo:rsid="007ee52a"/>
    </style:style>
    <style:style style:name="T152" style:family="text">
      <style:text-properties fo:language="es" fo:country="MX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as.Date {base} <text:span text:style-name="T118">como</text:span><text:span text:style-name="T119">.Fecha</text:span></text:p>
          </table:table-cell>
          <table:table-cell table:style-name="Table1.A1" office:value-type="string">
            <text:p text:style-name="P29">Documentación de R</text:p>
          </table:table-cell>
        </table:table-row>
      </table:table>
      <text:h text:style-name="P25" text:outline-level="2">Funciones <text:span text:style-name="T132">para</text:span> conver<text:span text:style-name="T133">tir</text:span> fecha<text:span text:style-name="T132">s</text:span> desde y hacia clases de <text:span text:style-name="T142">tipo </text:span>carácter</text:h>
      <text:h text:style-name="P5" text:outline-level="3"><text:span text:style-name="T79">Descrip</text:span><text:span text:style-name="T80">ción</text:span></text:h>
      <text:p text:style-name="P19"><text:span text:style-name="T27">L</text:span><text:span text:style-name="T2">a función </text:span><text:span text:style-name="T59">as.Date</text:span><text:span text:style-name="T2"> permite convertir </text:span><text:span text:style-name="T9">representaciones </text:span><text:span text:style-name="T2">de fechas del calendario que se encuentr</text:span><text:span text:style-name="T35">e</text:span><text:span text:style-name="T2">n en objetos de</text:span><text:span text:style-name="T9"> tipo carácter </text:span><text:span text:style-name="T28">en</text:span><text:span text:style-name="T2"> objetos </text:span><text:span text:style-name="T34">de</text:span><text:span text:style-name="T2"> </text:span><text:span text:style-name="T9">la clase </text:span><text:span text:style-name="Source_20_Text"><text:span text:style-name="T11">"</text:span></text:span><text:span text:style-name="T69">Date</text:span><text:span text:style-name="Source_20_Text"><text:span text:style-name="T11">"</text:span></text:span></text:p>
      <text:p text:style-name="P18"><text:span text:style-name="T27">Las f</text:span><text:span text:style-name="T2">unciones </text:span><text:span text:style-name="T68">as.character</text:span><text:span text:style-name="T27"> y </text:span><text:span text:style-name="T68">format</text:span><text:span text:style-name="T27"> se utilizan </text:span><text:span text:style-name="T2">para convertir objetos </text:span><text:span text:style-name="T10">d</text:span><text:span text:style-name="T2">e la clase </text:span><text:span text:style-name="Source_20_Text"><text:span text:style-name="T11">"</text:span></text:span><text:span text:style-name="T59">Date</text:span><text:span text:style-name="Source_20_Text"><text:span text:style-name="T62">"</text:span></text:span><text:span text:style-name="T2"> </text:span><text:span text:style-name="T28">en</text:span><text:span text:style-name="T27"> objetos de la clase </text:span><text:span text:style-name="T82">carácter.</text:span></text:p>
      <text:h text:style-name="P2" text:outline-level="3">Utilización</text:h>
      <text:p text:style-name="P24">as.Date(x, ...)</text:p>
      <text:p text:style-name="P31"/>
      <text:p text:style-name="P31">## <text:span text:style-name="T115">Método de S3 para la clase</text:span> 'character'</text:p>
      <text:p text:style-name="P31">as.Date(x, format, tryFormats = c("%Y-%m-%d", "%Y/%m/%d"),</text:p>
      <text:p text:style-name="P37"><text:s text:c="8"/><text:span text:style-name="T1">optional = FALSE, ...)</text:span></text:p>
      <text:p text:style-name="P31"/>
      <text:p text:style-name="P42"><text:span text:style-name="T59">## </text:span><text:span text:style-name="T72">Método de S3 para la clase </text:span><text:span text:style-name="T59">'numeric'</text:span></text:p>
      <text:p text:style-name="P31">as.Date(x, origin, ...)</text:p>
      <text:p text:style-name="P31"/>
      <text:p text:style-name="P42"><text:span text:style-name="T59">## </text:span><text:span text:style-name="T75">Método de S3 para la clase </text:span><text:span text:style-name="T59">'POSIXct'</text:span></text:p>
      <text:p text:style-name="P31">as.Date(x, tz = "UTC", ...)</text:p>
      <text:p text:style-name="P41"/>
      <text:p text:style-name="P42"><text:span text:style-name="T59">## </text:span><text:span text:style-name="T72">Método de S3 para la clase</text:span><text:span text:style-name="T59"> 'Date'</text:span></text:p>
      <text:p text:style-name="P31">format(x, ...)</text:p>
      <text:p text:style-name="P41"/>
      <text:p text:style-name="P42">## <text:span text:style-name="T120">Método de S3 para la clase</text:span> 'Date'</text:p>
      <text:p text:style-name="P44">as.character(x, ...)</text:p>
      <text:h text:style-name="P1" text:outline-level="3">Argument<text:span text:style-name="T115">o</text:span>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Source_20_Text"><text:span text:style-name="T121">x</text:span></text:span></text:p>
            <text:p text:style-name="P30"><text:span text:style-name="Source_20_Text"><text:span text:style-name="T116">x</text:span></text:span></text:p>
          </table:table-cell>
          <table:table-cell table:style-name="Table2.B1" office:value-type="string">
            <text:p text:style-name="P45"><text:span text:style-name="T87">Un objeto </text:span><text:span text:style-name="T95">con formato </text:span><text:span text:style-name="T104">de fecha </text:span><text:span text:style-name="T95">r</text:span><text:span text:style-name="T96">econocible</text:span><text:span text:style-name="T95"> </text:span><text:span text:style-name="T87">para ser convertido </text:span><text:span text:style-name="T95">a un objeto de tipo fecha o a uno de tipo carácter.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121">format</text:span></text:span></text:p>
            <text:p text:style-name="P30"><text:span text:style-name="Source_20_Text"><text:span text:style-name="T116">formato</text:span></text:span></text:p>
          </table:table-cell>
          <table:table-cell table:style-name="Table2.B1" office:value-type="string">
            <text:p text:style-name="P47"><text:span text:style-name="T87">Una cadena de </text:span><text:span text:style-name="T135">caracteres</text:span><text:span text:style-name="T137"> </text:span><text:span text:style-name="T143">que i</text:span><text:span text:style-name="T144">ndique un formato de fecha por medio de</text:span><text:span text:style-name="T143"> una </text:span><text:span text:style-name="T145">especificación de conversión </text:span><text:span text:style-name="T146">(véase </text:span><text:span text:style-name="T138">strptime</text:span><text:span text:style-name="T146">)</text:span><text:span text:style-name="T147">, </text:span><text:span text:style-name="T148">por ejemplo: </text:span><text:span text:style-name="Source_20_Text"><text:span text:style-name="T54">"</text:span></text:span><text:span text:style-name="T148">%</text:span><text:span text:style-name="T149">d</text:span><text:span text:style-name="T148">-%</text:span><text:span text:style-name="T149">m</text:span><text:span text:style-name="T148">-%Y</text:span><text:span text:style-name="Source_20_Text"><text:span text:style-name="T54">"</text:span></text:span><text:span text:style-name="T143">.</text:span><text:span text:style-name="T112"> </text:span><text:span text:style-name="T87">D</text:span><text:span text:style-name="T91">e no a</text:span><text:span text:style-name="T98">portarse</text:span><text:span text:style-name="T91"> e</text:span><text:span text:style-name="T97">ste argumento</text:span><text:span text:style-name="T91">,</text:span><text:span text:style-name="T87"> </text:span><text:span text:style-name="T98">se </text:span><text:span text:style-name="T87">intentará</text:span><text:span text:style-name="T88"> </text:span><text:span text:style-name="T87">con </text:span><text:span text:style-name="T92">los elementos de</text:span><text:span text:style-name="T97">l argumento</text:span><text:span text:style-name="T87"> </text:span><text:span text:style-name="T140">tryFormats</text:span><text:span text:style-name="T87">, </text:span><text:span text:style-name="T88">uno por uno </text:span><text:span text:style-name="T91">a partir</text:span><text:span text:style-name="T88"> </text:span><text:span text:style-name="T91">d</text:span><text:span text:style-name="T88">el primer</text:span><text:span text:style-name="T92">o</text:span><text:span text:style-name="T88"> que no sea un valor no disponible </text:span><text:span text:style-name="T122">NA</text:span><text:span text:style-name="T88">, </text:span><text:span text:style-name="T107">pero</text:span><text:span text:style-name="T88"> devolverá error si ninguno funciona. De otra manera, el proceso se </text:span><text:span text:style-name="T92">ejecutará</text:span><text:span text:style-name="T88"> p</text:span><text:span text:style-name="T93">or medio de </text:span><text:span text:style-name="T97">la función</text:span><text:span text:style-name="T88"> </text:span><text:span text:style-name="T139">strptime</text:span><text:span text:style-name="T88">.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121">tryFormats</text:span></text:span></text:p>
            <text:p text:style-name="P30"><text:span text:style-name="Source_20_Text"><text:span text:style-name="T116">lista.formatos</text:span></text:span></text:p>
          </table:table-cell>
          <table:table-cell table:style-name="Table2.B1" office:value-type="string">
            <text:p text:style-name="P49"><text:span text:style-name="T88">Un vector de tipo </text:span><text:span text:style-name="T134">carácter</text:span><text:span text:style-name="T88"> con</text:span><text:span text:style-name="T99"> </text:span><text:span text:style-name="T88">cadenas</text:span><text:span text:style-name="T94"> </text:span><text:span text:style-name="T99">de texto</text:span><text:span text:style-name="T107"> </text:span><text:span text:style-name="T99">que</text:span><text:span text:style-name="T94"> contienen </text:span><text:span text:style-name="T107">diferentes</text:span><text:span text:style-name="T105"> </text:span><text:span text:style-name="T113">especifica</text:span><text:span text:style-name="T114">ciones</text:span><text:span text:style-name="T113"> de conversión</text:span><text:span text:style-name="T105"> </text:span><text:span text:style-name="T106">(véase </text:span><text:span text:style-name="T141">strptime</text:span><text:span text:style-name="T106">)</text:span><text:span text:style-name="T105"> </text:span><text:span text:style-name="T88">para e</text:span><text:span text:style-name="T94">nsayar</text:span><text:span text:style-name="T88"> e</text:span><text:span text:style-name="T103">n caso de que </text:span><text:span text:style-name="T107">el argumento</text:span><text:span text:style-name="T88"> </text:span><text:span text:style-name="T122">format</text:span><text:span text:style-name="T88"> no </text:span><text:span text:style-name="T103">haya sido</text:span><text:span text:style-name="T88"> especificado.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121">optional</text:span></text:span></text:p>
            <text:p text:style-name="P30"><text:span text:style-name="Source_20_Text"><text:span text:style-name="T116">opcional</text:span></text:span></text:p>
          </table:table-cell>
          <table:table-cell table:style-name="Table2.B1" office:value-type="string">
            <text:p text:style-name="P48"><text:span text:style-name="T88">Valor</text:span><text:span text:style-name="T136"> </text:span><text:span text:style-name="T134">lógico</text:span><text:span text:style-name="T111"> </text:span><text:span text:style-name="T88">que indica si </text:span><text:span text:style-name="T99">se </text:span><text:span text:style-name="T88">devolverá</text:span><text:span text:style-name="T99">n</text:span><text:span text:style-name="T88"> valores no disponibles </text:span><text:span text:style-name="T122">NA</text:span><text:span text:style-name="T88"> en vez de m</text:span><text:span text:style-name="T104">ostrar</text:span><text:span text:style-name="T88"> un </text:span><text:span text:style-name="T104">mensaje </text:span><text:span text:style-name="T88">error </text:span><text:span text:style-name="T100">cuando</text:span><text:span text:style-name="T88"> no </text:span><text:span text:style-name="T99">se </text:span><text:span text:style-name="T88">t</text:span><text:span text:style-name="T100">enga</text:span><text:span text:style-name="T88"> éxito al </text:span><text:span text:style-name="T89">intentar</text:span><text:span text:style-name="T88"> determinar el formato.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121">origin</text:span></text:span></text:p>
            <text:p text:style-name="P30"><text:span text:style-name="Source_20_Text"><text:span text:style-name="T116">origen</text:span></text:span></text:p>
          </table:table-cell>
          <table:table-cell table:style-name="Table2.B1" office:value-type="string">
            <text:p text:style-name="P48"><text:span text:style-name="T89">Un objeto </text:span><text:span text:style-name="T101">de tipo</text:span><text:span text:style-name="T89"> </text:span><text:span text:style-name="Source_20_Text"><text:span text:style-name="T62">"</text:span></text:span><text:span text:style-name="T123">Date</text:span><text:span text:style-name="Source_20_Text"><text:span text:style-name="T62">"</text:span></text:span><text:span text:style-name="T89">, o alguno que pueda ser constreñido por </text:span><text:span text:style-name="T123">as.Date(origin, ...)</text:span><text:span text:style-name="T89"> </text:span><text:span text:style-name="T90">como un</text:span><text:span text:style-name="T101">o </text:span><text:span text:style-name="T90">de ese tipo. </text:span><text:span text:style-name="T108">Indica la fecha de origen </text:span><text:span text:style-name="T110">de</text:span><text:span text:style-name="T108"> </text:span><text:span text:style-name="T109">una </text:span><text:soft-page-break/><text:span text:style-name="T109">época</text:span><text:span text:style-name="T108"> desde la cual se empezará</text:span><text:span text:style-name="T109"> a contar el número de</text:span><text:span text:style-name="T108"> días. La fecha de origen equivaldrá al dí</text:span><text:span text:style-name="T109">a</text:span><text:span text:style-name="T108"> 0.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121">tz</text:span></text:span></text:p>
            <text:p text:style-name="P30"><text:span text:style-name="Source_20_Text"><text:span text:style-name="T117">hh</text:span></text:span></text:p>
          </table:table-cell>
          <table:table-cell table:style-name="Table2.B1" office:value-type="string">
            <text:p text:style-name="P50">Una denominación de huso horario.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121">...</text:span></text:span></text:p>
          </table:table-cell>
          <table:table-cell table:style-name="Table2.B1" office:value-type="string">
            <text:p text:style-name="P46"><text:span text:style-name="T90">Otros argumentos para ser pasados desde y hacia otros métodos, inc</text:span><text:span text:style-name="T102">l</text:span><text:span text:style-name="T90">uyendo </text:span><text:span text:style-name="T124">format</text:span><text:span text:style-name="T90"> para </text:span><text:span text:style-name="T124">as.character</text:span><text:span text:style-name="T90"> y los métodos </text:span><text:span text:style-name="T124">as.Date</text:span><text:span text:style-name="T90">. </text:span></text:p>
          </table:table-cell>
        </table:table-row>
      </table:table>
      <text:h text:style-name="P1" text:outline-level="3">Deta<text:span text:style-name="T125">lles</text:span></text:h>
      <text:p text:style-name="P8"><text:span text:style-name="T11">Las reglas usuales de reciclado de vectores a</text:span><text:span text:style-name="T29">plican</text:span><text:span text:style-name="T11"> para </text:span><text:span text:style-name="T12">los argumentos</text:span><text:span text:style-name="T11"> </text:span><text:span text:style-name="T62">x</text:span><text:span text:style-name="T11"> y </text:span><text:span text:style-name="T62">format</text:span><text:span text:style-name="T11"> de modo que e</text:span><text:span text:style-name="T13">l resultado</text:span><text:span text:style-name="T11"> tendrá la extensión que tenga el más largo de los vectores.</text:span></text:p>
      <text:p text:style-name="P20">Conversiones desde y hacia cadenas de carácter específicas a la configuración regional son utilizadas ahí donde sea apropiado y estén disponibles. Esto afecta los nombres de los días y los meses.</text:p>
      <text:p text:style-name="P9"><text:span text:style-name="T11">Los métodos </text:span><text:span text:style-name="T62">as.Date</text:span><text:span text:style-name="T11"> aceptan</text:span><text:span text:style-name="T14"> </text:span><text:span text:style-name="T11">cadenas de carácter, factores, valores lógicos no disponibles </text:span><text:span text:style-name="T62">NA</text:span><text:span text:style-name="T11"> y objetos de las clases </text:span><text:span text:style-name="Source_20_Text"><text:span text:style-name="T11">"</text:span></text:span><text:a xlink:type="simple" xlink:href="http://127.0.0.1:10586/help/library/base/help/POSIXlt" text:style-name="Internet_20_link" text:visited-style-name="Visited_20_Internet_20_Link"><text:span text:style-name="Source_20_Text"><text:span text:style-name="T85">POSIXlt</text:span></text:span></text:a><text:span text:style-name="Source_20_Text"><text:span text:style-name="T11">" </text:span></text:span><text:span text:style-name="T3">y</text:span><text:span text:style-name="T11"> </text:span><text:span text:style-name="Source_20_Text"><text:span text:style-name="T11">"</text:span></text:span><text:a xlink:type="simple" xlink:href="http://127.0.0.1:10586/help/library/base/help/POSIXct" text:style-name="Internet_20_link" text:visited-style-name="Visited_20_Internet_20_Link"><text:span text:style-name="Source_20_Text"><text:span text:style-name="T85">POSIXct</text:span></text:span></text:a><text:span text:style-name="Source_20_Text"><text:span text:style-name="T11">". </text:span></text:span><text:span text:style-name="Source_20_Text"><text:span text:style-name="T3">Esta última es convertida en días al ignorar la hora después de </text:span></text:span><text:span text:style-name="Source_20_Text"><text:span text:style-name="T15">la</text:span></text:span><text:span text:style-name="Source_20_Text"><text:span text:style-name="T3"> medianoche en la representación del tiempo en </text:span></text:span><text:span text:style-name="Source_20_Text"><text:span text:style-name="T15">un</text:span></text:span><text:span text:style-name="Source_20_Text"><text:span text:style-name="T3"> huso horario </text:span></text:span><text:span text:style-name="Source_20_Text"><text:span text:style-name="T15">especifico</text:span></text:span><text:span text:style-name="Source_20_Text"><text:span text:style-name="T3">, el valor por omisión </text:span></text:span><text:span text:style-name="Source_20_Text"><text:span text:style-name="T46">d</text:span></text:span><text:span text:style-name="Source_20_Text"><text:span text:style-name="T47">el</text:span></text:span><text:span text:style-name="Source_20_Text"><text:span text:style-name="T3"> huso </text:span></text:span><text:span text:style-name="Source_20_Text"><text:span text:style-name="T15">es </text:span></text:span><text:span text:style-name="Source_20_Text"><text:span text:style-name="T3">UTC. Esto también incluye a los objetos de la clase </text:span></text:span><text:span text:style-name="Source_20_Text"><text:span text:style-name="T63">"date"</text:span></text:span><text:span text:style-name="Source_20_Text"><text:span text:style-name="T3"> (del paquete </text:span></text:span><text:span text:style-name="Source_20_Text"><text:span text:style-name="T81">date</text:span></text:span><text:span text:style-name="Source_20_Text"><text:span text:style-name="T39">) y </text:span></text:span><text:span text:style-name="Source_20_Text"><text:span text:style-name="T70">"dates"</text:span></text:span><text:span text:style-name="Source_20_Text"><text:span text:style-name="T39"> (del paquete </text:span></text:span><text:span text:style-name="Source_20_Text"><text:span text:style-name="T81">chron</text:span></text:span><text:span text:style-name="Source_20_Text"><text:span text:style-name="T39">). Las cadenas de caracteres son procesadas tanto como sea necesario para </text:span></text:span><text:span text:style-name="Source_20_Text"><text:span text:style-name="T41">lograr </text:span></text:span><text:span text:style-name="Source_20_Text"><text:span text:style-name="T39">el formato especificado y </text:span></text:span><text:span text:style-name="Source_20_Text"><text:span text:style-name="T48">c</text:span></text:span><text:span text:style-name="Source_20_Text"><text:span text:style-name="T49">ualquier carácter sobrante</text:span></text:span><text:span text:style-name="Source_20_Text"><text:span text:style-name="T39"> </text:span></text:span><text:span text:style-name="Source_20_Text"><text:span text:style-name="T40">es</text:span></text:span><text:span text:style-name="Source_20_Text"><text:span text:style-name="T39"> ignorado.</text:span></text:span></text:p>
      <text:p text:style-name="P16"><text:span text:style-name="T59">as.Date</text:span><text:span text:style-name="T2"> aceptará datos numéricos y los interpretará como el número de días desde el inicio de una época, pero solo </text:span><text:span text:style-name="T44">si </text:span><text:span text:style-name="T45">el argumento </text:span><text:span text:style-name="T71">origin</text:span><text:span text:style-name="T2"> es especificado.</text:span></text:p>
      <text:p text:style-name="P10"><text:span text:style-name="T16">Los métodos </text:span><text:span text:style-name="T64">format</text:span><text:span text:style-name="T16"> y </text:span><text:span text:style-name="T64">as.character</text:span><text:span text:style-name="T16"> ignorarán cualquier parte fraccionaria de la fecha.</text:span></text:p>
      <text:h text:style-name="P3" text:outline-level="3">Valor</text:h>
      <text:p text:style-name="P12"><text:span text:style-name="T4">Los métodos </text:span><text:span text:style-name="T65">as.Date</text:span><text:span text:style-name="T4"> devuelven un objeto de la clase </text:span><text:span text:style-name="Source_20_Text"><text:span text:style-name="T4">"</text:span></text:span><text:span text:style-name="T65">Date</text:span><text:span text:style-name="Source_20_Text"><text:span text:style-name="T4">"</text:span></text:span><text:span text:style-name="T4">.</text:span></text:p>
      <text:p text:style-name="P11"><text:span text:style-name="T4">Los métodos </text:span><text:span text:style-name="T65">format</text:span><text:span text:style-name="T4"> y </text:span><text:span text:style-name="T65">as.character</text:span><text:span text:style-name="T4"> dev</text:span><text:span text:style-name="T17">olverán</text:span><text:span text:style-name="T4"> un vector </text:span><text:span text:style-name="T17">de tipo</text:span><text:span text:style-name="T4"> carácter que representa </text:span><text:span text:style-name="T18">a</text:span><text:span text:style-name="T4"> la fecha. Fechas con valor</text:span><text:span text:style-name="T17">es</text:span><text:span text:style-name="T4"> no disponible</text:span><text:span text:style-name="T17">s</text:span><text:span text:style-name="T4"> </text:span><text:span text:style-name="T65">NA</text:span><text:span text:style-name="T4"> son devueltas como </text:span><text:span text:style-name="T65">NA_character_</text:span><text:span text:style-name="T4">.</text:span></text:p>
      <text:p text:style-name="P22">Conversión desde otros sistemas operativos</text:p>
      <text:p text:style-name="P13"><text:span text:style-name="T4">La mayoría de los sistemas operativos g</text:span><text:span text:style-name="T19">uardan </text:span><text:span text:style-name="T30">internamente</text:span><text:span text:style-name="T19"> </text:span><text:span text:style-name="T30">a</text:span><text:span text:style-name="T4"> las fechas como el número de días desde algún punto de origen, pero esto </text:span><text:span text:style-name="T5">implica diversos problemas, l</text:span><text:span text:style-name="T19">os cuales incluyen</text:span><text:span text:style-name="T5">:</text:span></text:p>
      <text:list xml:id="list3223922863" text:style-name="L1">
        <text:list-item>
          <text:p text:style-name="P51"><text:s/><text:span text:style-name="T128">Fijación ambigüa del origen.</text:span><text:span text:style-name="T150"> </text:span>¿<text:span text:style-name="T126">El día de origen es el 0 o el 1? Como muestran los ejemplos, Excel se las arregla para usar ambas opciones para sus dos sistemas de fecha.</text:span></text:p>
        </text:list-item>
        <text:list-item>
          <text:p text:style-name="P52"><text:span text:style-name="T2"><text:s/></text:span><text:span text:style-name="T50">Fijación de un origen muy lejano. </text:span><text:span text:style-name="T19">Los diseñadores pueden mostrar su desconocimiento de los sistemas calendáricos si el punto de origen e</text:span><text:span text:style-name="T36">s </text:span><text:span text:style-name="T19">fijado muy </text:span><text:span text:style-name="T31">hacia</text:span><text:span text:style-name="T19"> atrás en el tiempo. Por ejemplo, el diseñador de Excel </text:span><text:span text:style-name="T37">creyó</text:span><text:span text:style-name="T19"> que 1900 era un año de ajuste argumentando que el error venía de las antiguas hojas de cálculo de MS-DOS, y el diseñador de Matlab eligió la fecha inexistente de ‘Enero 0, 0000’, s</text:span><text:span text:style-name="T31">in especificar el calendario</text:span><text:span text:style-name="T19">. </text:span><text:span text:style-name="T31">Por ejemplo, </text:span><text:span text:style-name="T38">en</text:span><text:span text:style-name="T20"> el calendario ‘Gregoriano’</text:span><text:span text:style-name="T19"> </text:span><text:span text:style-name="T20">d</text:span><text:span text:style-name="T19">el estándar ISO 8601:2004 </text:span><text:span text:style-name="T20">s</text:span><text:span text:style-name="T30">e utiliza el año</text:span><text:span text:style-name="T20"> 0, </text:span><text:span text:style-name="T19">pero </text:span><text:span text:style-name="T38">esto </text:span><text:span text:style-name="T19">sólo f</text:span><text:span text:style-name="T31">uncionará</text:span><text:span text:style-name="T19"> para años anteriores a 1582 con el acuerdo de las partes involucradas en el intercambio de información.</text:span></text:p>
        </text:list-item>
      </text:list>
      <text:p text:style-name="P17"><text:span text:style-name="T21">El único procedimiento seguro es verificar los otros valores de sistema para fechas conocidas. </text:span><text:span text:style-name="T38">Es decir, fije una fecha de origen cercana a la fecha actual y verifique si los valores si el 0 o el 1 </text:span><text:soft-page-break/><text:span text:style-name="T38">devuelven como valor a esa misma fecha en su sistema operativo.</text:span><text:span text:style-name="T21"> Incluso, los reportes en internet (incluyendo la ayuda de </text:span><text:span text:style-name="T51">R</text:span><text:span text:style-name="T21">) p</text:span><text:span text:style-name="T26">ueden estar, a menudo, más e</text:span><text:span text:style-name="T32">quivocados</text:span><text:span text:style-name="T21"> </text:span><text:span text:style-name="T26">que e</text:span><text:span text:style-name="T32">n lo correcto.</text:span></text:p>
      <text:h text:style-name="P1" text:outline-level="3">Not<text:span text:style-name="T127">a</text:span></text:h>
      <text:p text:style-name="P14"><text:span text:style-name="T21">Los formatos por omisión siguen las reglas del estándar internacional ISO 8601, que expresa </text:span><text:span text:style-name="T22">la</text:span><text:span text:style-name="T21"> fecha de la forma </text:span><text:span text:style-name="Source_20_Text"><text:span text:style-name="T11">"</text:span></text:span><text:span text:style-name="T21">2001-02-03</text:span><text:span text:style-name="Source_20_Text"><text:span text:style-name="T11">"</text:span></text:span><text:span text:style-name="T21">.</text:span></text:p>
      <text:p text:style-name="P14"><text:span text:style-name="T21">Si </text:span><text:span text:style-name="T23">una cadena de</text:span><text:span text:style-name="T21"> texto no</text:span><text:span text:style-name="T23"> </text:span><text:span text:style-name="T21">especifica </text:span><text:span text:style-name="T32">una fecha </text:span><text:span text:style-name="T21">completamente, </text:span><text:span text:style-name="T33">el resultado devuelto</text:span><text:span text:style-name="T21"> podrá ser </text:span><text:span text:style-name="T23">particular</text:span><text:span text:style-name="T21"> a cada sistema. Si </text:span><text:span text:style-name="T23">se</text:span><text:span text:style-name="T21"> especifica </text:span><text:span text:style-name="T33">una fecha</text:span><text:span text:style-name="T21"> de forma incorrecta, las implementaciones confiables devolverán un </text:span><text:span text:style-name="T33">mensaje de </text:span><text:span text:style-name="T21">error y la fecha será reportada como valor no disponible </text:span><text:span text:style-name="T66">NA</text:span><text:span text:style-name="T21">. Desafortunadamente, algunas implementaciones comunes (tales como </text:span><text:span text:style-name="T66">glibc</text:span><text:span text:style-name="T21">) no son confiables e </text:span><text:span text:style-name="T23">intentan</text:span><text:span text:style-name="T21"> de adivinar el significado </text:span><text:span text:style-name="T23">deseado para la fecha</text:span><text:span text:style-name="T21">.</text:span></text:p>
      <text:p text:style-name="P21">Los años anteriores al 1 e.c. (también llamado A.D.) serán manejados, probablemente, de forma incorrecta.</text:p>
      <text:h text:style-name="P1" text:outline-level="3">Referenc<text:span text:style-name="T127">ia</text:span>s</text:h>
      <text:p text:style-name="P6"><text:span text:style-name="Emphasis"><text:span text:style-name="T6">Organización Internacional para la </text:span></text:span><text:span text:style-name="Emphasis"><text:span text:style-name="T42">N</text:span></text:span><text:span text:style-name="Emphasis"><text:span text:style-name="T43">ormalización</text:span></text:span><text:span text:style-name="Emphasis"><text:span text:style-name="T6"> (2004, 2000, …) </text:span></text:span><text:span text:style-name="Emphasis"><text:span text:style-name="T55">ISO 8601</text:span></text:span><text:span text:style-name="Emphasis"><text:span text:style-name="T6">. “</text:span></text:span><text:span text:style-name="Emphasis"><text:span text:style-name="T2">Elementos de datos y formatos de intercambio — Intercambio de información — Representación de</text:span></text:span><text:span text:style-name="Emphasis"><text:span text:style-name="T52"> </text:span></text:span><text:span text:style-name="Emphasis"><text:span text:style-name="T53">fechas y horas</text:span></text:span><text:span text:style-name="Emphasis"><text:span text:style-name="T57">” </text:span></text:span><text:a xlink:type="simple" xlink:href="https://dotat.at/tmp/ISO_8601-2004_E.pdf" text:style-name="Internet_20_link" text:visited-style-name="Visited_20_Internet_20_Link"><text:span text:style-name="Emphasis"><text:span text:style-name="T2">https</text:span></text:span></text:a><text:a xlink:type="simple" xlink:href="https://dotat.at/tmp/ISO_8601-2004_E.pdf" text:style-name="Internet_20_link" text:visited-style-name="Visited_20_Internet_20_Link"><text:span text:style-name="Emphasis"><text:span text:style-name="T76">://dotat.at/tmp/ISO_8601-2004_E.pdf</text:span></text:span></text:a><text:span text:style-name="Emphasis"><text:span text:style-name="T2"> </text:span></text:span><text:span text:style-name="Emphasis"><text:span text:style-name="T7">y </text:span></text:span><text:a xlink:type="simple" xlink:href="http://www.qsl.net/g1smd/isopdf.htm" text:style-name="Internet_20_link" text:visited-style-name="Visited_20_Internet_20_Link"><text:span text:style-name="Emphasis"><text:span text:style-name="T76">http://www.qsl.net/g1smd/isopdf.htm</text:span></text:span></text:a><text:span text:style-name="Emphasis"><text:span text:style-name="T2">; </text:span></text:span><text:span text:style-name="Emphasis"><text:span text:style-name="T7">para información sobre la versión oficial actual</text:span></text:span><text:span text:style-name="Emphasis"><text:span text:style-name="T2">, </text:span></text:span><text:span text:style-name="Emphasis"><text:span text:style-name="T7">véase: </text:span></text:span><text:a xlink:type="simple" xlink:href="https://www.iso.org/iso/iso8601" text:style-name="Internet_20_link" text:visited-style-name="Visited_20_Internet_20_Link"><text:span text:style-name="Emphasis"><text:span text:style-name="T76">https://www.iso.org/iso/iso8601</text:span></text:span></text:a><text:span text:style-name="Emphasis"><text:span text:style-name="T2">. </text:span></text:span></text:p>
      <text:p text:style-name="P7"><text:span text:style-name="Emphasis"><text:span text:style-name="T56">Wikipedia. La enciclopedia libre</text:span></text:span><text:span text:style-name="Emphasis"><text:span text:style-name="T8">. </text:span></text:span><text:span text:style-name="Emphasis"><text:span text:style-name="T56">s.v.</text:span></text:span><text:span text:style-name="Emphasis"><text:span text:style-name="T8"> </text:span></text:span><text:bookmark text:name="firstHeading"/><text:span text:style-name="Emphasis"><text:span text:style-name="T8">“</text:span></text:span><text:span text:style-name="Emphasis"><text:span text:style-name="T58">ISO 8601”. Acceso en: </text:span></text:span><text:a xlink:type="simple" xlink:href="https://es.wikipedia.org/wiki/ISO_8601" text:style-name="Internet_20_link" text:visited-style-name="Visited_20_Internet_20_Link"><text:span text:style-name="Emphasis">https://es.wikipedia.org/wiki/ISO_8601</text:span></text:a><text:span text:style-name="Emphasis"><text:span text:style-name="T58">.</text:span></text:span></text:p>
      <text:h text:style-name="P4" text:outline-level="3">Véase también</text:h>
      <text:p text:style-name="P15"><text:span text:style-name="T84">Date</text:span><text:span text:style-name="T8"> para detalles de la clase </text:span><text:span text:style-name="Source_20_Text"><text:span text:style-name="T83">"</text:span></text:span><text:span text:style-name="T86">date</text:span><text:span text:style-name="Source_20_Text"><text:span text:style-name="T83">"</text:span></text:span><text:span text:style-name="T8">; </text:span><text:span text:style-name="T86">locales</text:span><text:span text:style-name="T8"> para consultar o establecer la configuración regional.</text:span></text:p>
      <text:p text:style-name="P15"><text:span text:style-name="T8">Las páginas de ayuda de su sistema operativo sobre </text:span><text:span text:style-name="T67">strftime</text:span><text:span text:style-name="T8"> y </text:span><text:span text:style-name="T67">striptime</text:span><text:span text:style-name="T8"> para ver cómo especificar sus formatos. Los usuarios de Windows no encontrarán la página de ayuda de </text:span><text:span text:style-name="T67">strptime</text:span><text:span text:style-name="T8"> pues el código usado está basado en </text:span><text:span text:style-name="T67">glibc</text:span><text:span text:style-name="T8"> con correcciones, por lo que tod</text:span><text:span text:style-name="T24">a</text:span><text:span text:style-name="T8">s l</text:span><text:span text:style-name="T24">a</text:span><text:span text:style-name="T8">s especificaciones de formato a</text:span><text:span text:style-name="T24">quí descritas</text:span><text:span text:style-name="T8"> son aceptad</text:span><text:span text:style-name="T24">a</text:span><text:span text:style-name="T8">s, aunque sin </text:span><text:span text:style-name="T24">ninguna</text:span><text:span text:style-name="T8"> representación alterna de números ni de era disponible en cualquier configuración regional.</text:span></text:p>
      <text:h text:style-name="P5" text:outline-level="3"><text:span text:style-name="T79">E</text:span><text:span text:style-name="T78">jemplos</text:span></text:h>
      <text:p text:style-name="P24">## <text:span text:style-name="T129">versión de la fecha específica a la configuración regional </text:span></text:p>
      <text:p text:style-name="P31">format(Sys.Date(), "%a %b %d")</text:p>
      <text:p text:style-name="P31"/>
      <text:p text:style-name="P32">## leer la información de la fecha en formato ‘ddmmmyyyy’</text:p>
      <text:p text:style-name="P32">## Esto devolverá valores NA en algunas configuraciones regionales; </text:p>
      <text:p text:style-name="P32">## establecer la configuración regional de C como en las líneas</text:p>
      <text:p text:style-name="P32">## de comentarios superará esto en la mayoría de los sistemas.</text:p>
      <text:p text:style-name="P31">## lct &lt;- Sys.getlocale("LC_TIME"); Sys.setlocale("LC_TIME", "C")</text:p>
      <text:p text:style-name="P31">x &lt;- c("1jan1960", "2jan1960", "31mar1960", "30jul1960")</text:p>
      <text:p text:style-name="P31">z &lt;- as.Date(x, "%d%b%Y")</text:p>
      <text:p text:style-name="P31">## Sys.setlocale("LC_TIME", lct)</text:p>
      <text:p text:style-name="P31">z</text:p>
      <text:p text:style-name="P31"/>
      <text:p text:style-name="P32">## leer informacón de fechas/hora en formato 'm/d/y'</text:p>
      <text:p text:style-name="P31">dates &lt;- c("02/27/92", "02/27/92", "01/14/92", "02/28/92", "02/01/92")</text:p>
      <text:p text:style-name="P31">as.Date(dates, "%m/%d/%y")</text:p>
      <text:p text:style-name="P31"/>
      <text:p text:style-name="P38"><text:soft-page-break/>## fechas devueltas como el número de días desde 1900-01-01 (una fecha en 1989)</text:p>
      <text:p text:style-name="P40">as.Date(32768, origin = "1900-01-01")</text:p>
      <text:p text:style-name="P39">## Se dice que Excel usa 1900-01-01 <text:span text:style-name="T151">c</text:span>omo día 1 (el valor por omisión de </text:p>
      <text:p text:style-name="P39">## Windows o 1904-01-01 como el día 0 en Mac, pero esto se complica porque ## Excel trata incorrectamente a 1900 como un año de ajuste.</text:p>
      <text:p text:style-name="P43"><text:span text:style-name="T60">## Así que para fechas (mayores a 1901) </text:span><text:span text:style-name="T73">d</text:span><text:span text:style-name="T74">e </text:span><text:span text:style-name="T61">E</text:span><text:span text:style-name="T60">xcel en Windows use:</text:span></text:p>
      <text:p text:style-name="P40">as.Date(35981, origin = "1899-12-30") # 1998-07-05</text:p>
      <text:p text:style-name="P38">## y en Excel de Mac, use:</text:p>
      <text:p text:style-name="P40">as.Date(34519, origin = "1904-01-01") # 1998-07-05</text:p>
      <text:p text:style-name="P33"><text:span text:style-name="T152">## estos valores vienen de <text:s/></text:span><text:a xlink:type="simple" xlink:href="http://support.microsoft.com/kb/214330" text:style-name="Internet_20_link" text:visited-style-name="Visited_20_Internet_20_Link">http://support.microsoft.com/kb/214330</text:a><text:span text:style-name="T152">)</text:span></text:p>
      <text:p text:style-name="P31"/>
      <text:p text:style-name="P34">## Al experimentar se muestra que el origen de Matlab está 719529 días</text:p>
      <text:p text:style-name="P36">## antes que el nuestro y que toma el inexistente día 0000-01-01 </text:p>
      <text:p text:style-name="P36">## como el día 1, por lo que la fecha 734373 de Matlab puede ser </text:p>
      <text:p text:style-name="P36">## importada como</text:p>
      <text:p text:style-name="P31">as.Date(734373, origin = "1970-01-01") - 719529 # 2010-08-23</text:p>
      <text:p text:style-name="P31">## (<text:span text:style-name="T130">valor desde</text:span></text:p>
      <text:p text:style-name="P31">## http://www.mathworks.de/de/help/matlab/matlab_prog/represent-date-and-times-in-MATLAB.html)</text:p>
      <text:p text:style-name="P31"/>
      <text:p text:style-name="P33">## <text:span text:style-name="T131">Efecto del huso horario</text:span></text:p>
      <text:p text:style-name="P31">z &lt;- ISOdate(2010, 04, 13, c(0,12)) # <text:span text:style-name="T131">medianoche y mediodía en UTC</text:span></text:p>
      <text:p text:style-name="P31">as.Date(z) # <text:span text:style-name="T131">e</text:span>n UTC</text:p>
      <text:p text:style-name="P35">## estas denominaciones son comunes para husos horarios:</text:p>
      <text:p text:style-name="P31">as.Date(z, tz = "NZ")</text:p>
      <text:p text:style-name="P44">as.Date(z, tz = "HST") # Hawaii</text:p>
      <text:p text:style-name="P26"/>
      <text:p text:style-name="P23"><text:span text:style-name="T2">[Pa</text:span><text:span text:style-name="T25">quete</text:span><text:span text:style-name="T2"> </text:span><text:span text:style-name="Emphasis"><text:span text:style-name="T59">base</text:span></text:span><text:span text:style-name="T2"> versión 3.6.1 </text:span><text:span text:style-name="T77">Índice</text:span><text:span text:style-name="T2">]</text:span></text:p>
      <text:p text:style-name="P2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2-05T00:33:40.460553564</meta:creation-date>
    <dc:date>2020-05-14T20:11:21.316806567</dc:date>
    <meta:editing-duration>PT10H33M2S</meta:editing-duration>
    <meta:editing-cycles>72</meta:editing-cycles>
    <meta:generator>LibreOffice/6.4.3.2$MacOSX_X86_64 LibreOffice_project/747b5d0ebf89f41c860ec2a39efd7cb15b54f2d8</meta:generator>
    <meta:document-statistic meta:table-count="2" meta:image-count="0" meta:object-count="0" meta:page-count="4" meta:paragraph-count="102" meta:word-count="1356" meta:character-count="8573" meta:non-whitespace-character-count="7301"/>
  </office:meta>
</office:document-meta>
</file>